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family="table" style:name="rststyle-Table1" style:width="100cm">
      <style:table-properties fo:margin-bottom="0.10in" fo:margin-top="0in" table:align="margins"/>
    </style:style>
    <style:style style:family="table-cell" style:name="rststyle-Table1.A1">
      <style:table-cell-properties fo:border-bottom="0.035cm solid #000000" fo:border-left="0.035cm solid #000000" fo:border-right="0.035cm solid #000000" fo:border-top="0.035cm solid #000000" fo:padding="0.049cm"/>
    </style:style>
    <style:style style:family="table-column" style:name="rststyle-Table1.A">
      <style:table-column-properties style:column-width="25cm"/>
    </style:style>
    <style:style style:family="table-column" style:name="rststyle-Table1.B">
      <style:table-column-properties style:column-width="25cm"/>
    </style:style>
    <style:style style:family="table-column" style:name="rststyle-Table1.C">
      <style:table-column-properties style:column-width="25cm"/>
    </style:style>
    <style:style style:family="table-column" style:name="rststyle-Table1.D">
      <style:table-column-properties style:column-width="25cm"/>
    </style:style>
  </office:automatic-styles>
  <office:body>
    <office:text>
      <text:p text:style-name="rststyle-title">TITRE DE LA PAGE</text:p>
      <text:table-of-content text:name="Table of Contents1" text:protected="true" text:style-name="Sect1">
        <text:table-of-content-source text:outline-level="10">
          <text:index-title-template text:style-name="Contents_20_Heading">Table of Contents</text:index-title-template>
          <text:table-of-content-entry-template text:outline-level="1" text:style-name="rststyle-contents-1">
            <text:index-entry-chapter/>
            <text:index-entry-text/>
            <text:index-entry-tab-stop style:leader-char="." style:type="right"/>
            <text:index-entry-page-number/>
          </text:table-of-content-entry-template>
          <text:table-of-content-entry-template text:outline-level="2" text:style-name="rststyle-contents-2">
            <text:index-entry-chapter/>
            <text:index-entry-text/>
            <text:index-entry-tab-stop style:leader-char="." style:type="right"/>
            <text:index-entry-page-number/>
          </text:table-of-content-entry-template>
          <text:table-of-content-entry-template text:outline-level="3" text:style-name="rststyle-contents-3">
            <text:index-entry-chapter/>
            <text:index-entry-text/>
            <text:index-entry-tab-stop style:leader-char="." style:type="right"/>
            <text:index-entry-page-number/>
          </text:table-of-content-entry-template>
          <text:table-of-content-entry-template text:outline-level="4" text:style-name="rststyle-contents-4">
            <text:index-entry-chapter/>
            <text:index-entry-text/>
            <text:index-entry-tab-stop style:leader-char="." style:type="right"/>
            <text:index-entry-page-number/>
          </text:table-of-content-entry-template>
          <text:table-of-content-entry-template text:outline-level="5" text:style-name="rststyle-contents-5">
            <text:index-entry-chapter/>
            <text:index-entry-text/>
            <text:index-entry-tab-stop style:leader-char="." style:type="right"/>
            <text:index-entry-page-number/>
          </text:table-of-content-entry-template>
          <text:table-of-content-entry-template text:outline-level="6" text:style-name="rststyle-contents-6">
            <text:index-entry-chapter/>
            <text:index-entry-text/>
            <text:index-entry-tab-stop style:leader-char="." style:type="right"/>
            <text:index-entry-page-number/>
          </text:table-of-content-entry-template>
          <text:table-of-content-entry-template text:outline-level="7" text:style-name="rststyle-contents-7">
            <text:index-entry-chapter/>
            <text:index-entry-text/>
            <text:index-entry-tab-stop style:leader-char="." style:type="right"/>
            <text:index-entry-page-number/>
          </text:table-of-content-entry-template>
          <text:table-of-content-entry-template text:outline-level="8" text:style-name="rststyle-contents-8">
            <text:index-entry-chapter/>
            <text:index-entry-text/>
            <text:index-entry-tab-stop style:leader-char="." style:type="right"/>
            <text:index-entry-page-number/>
          </text:table-of-content-entry-template>
          <text:table-of-content-entry-template text:outline-level="9" text:style-name="rststyle-contents-9">
            <text:index-entry-chapter/>
            <text:index-entry-text/>
            <text:index-entry-tab-stop style:leader-char="." style:type="right"/>
            <text:index-entry-page-number/>
          </text:table-of-content-entry-template>
          <text:table-of-content-entry-template text:outline-level="10" text:style-name="rststyle-contents-10">
            <text:index-entry-chapter/>
            <text:index-entry-text/>
            <text:index-entry-tab-stop style:leader-char="." style:type="right"/>
            <text:index-entry-page-number/>
          </text:table-of-content-entry-template>
        </text:table-of-content-source>
        <text:index-body><text:index-title><text:p text:style-name="rststyle-contents-heading">Table of Contents</text:p></text:index-title>Table des matières<text:p text:style-name="rststyle-contents-1">Section 1<text:tab/>9999</text:p><text:p text:style-name="rststyle-contents-1">Section 2<text:tab/>9999</text:p><text:p text:style-name="rststyle-contents-2">SousSection<text:tab/>9999</text:p><text:p text:style-name="rststyle-contents-2">SousSection<text:tab/>9999</text:p><text:p text:style-name="rststyle-contents-2">SousSection<text:tab/>9999</text:p><text:p text:style-name="rststyle-contents-2">SousSection<text:tab/>9999</text:p><text:p text:style-name="rststyle-contents-1">Section 3<text:tab/>9999</text:p><text:p text:style-name="rststyle-contents-1">Section 4<text:tab/>9999</text:p><text:p text:style-name="rststyle-contents-1">Section 5<text:tab/>9999</text:p><text:p text:style-name="rststyle-contents-1">Section 4<text:tab/>9999</text:p></text:index-body>
      </text:table-of-content>
      <text:section text:name="Section1" text:style-name="Sect1">
        <text:h text:outline-level="1" text:style-name="rststyle-heading1">1   Section 1</text:h>
        <text:p text:style-name="rststyle-blockquote">Ceci est un texte</text:p>
      </text:section>
      <text:section text:name="Section2" text:style-name="Sect1">
        <text:h text:outline-level="1" text:style-name="rststyle-heading1">2   Section 2</text:h>
        <text:section text:name="Section3" text:style-name="Sect2">
          <text:h text:outline-level="2" text:style-name="rststyle-heading2">2.1   SousSection</text:h>
          <text:p text:style-name="rststyle-textbody">TEXTE BIDON</text:p>
        </text:section>
        <text:section text:name="Section4" text:style-name="Sect2">
          <text:h text:outline-level="2" text:style-name="rststyle-heading2">2.2   SousSection</text:h>
          <text:p text:style-name="rststyle-textbody">TEXTE BIDON</text:p>
        </text:section>
        <text:section text:name="Section5" text:style-name="Sect2">
          <text:h text:outline-level="2" text:style-name="rststyle-heading2">2.3   SousSection</text:h>
          <text:p text:style-name="rststyle-textbody">TEXTE BIDON</text:p>
        </text:section>
        <text:section text:name="Section6" text:style-name="Sect2">
          <text:h text:outline-level="2" text:style-name="rststyle-heading2">2.4   SousSection</text:h>
          <text:p text:style-name="rststyle-blockquote">Lorem ipsum dolor sit amet, consectetur adipiscing elit. Etiam a neque vel neque iaculis pharetra molestie sed quam. Fusce facilisis metus a augue laoreet pharetra. In pellentesque luctus tellus, a rutrum quam iaculis luctus. Duis commodo sodales pellentesque. Nulla facilisi. Suspendisse erat nisi, sagittis nec varius vel, aliquam vitae diam. Maecenas sit amet justo et justo convallis lobortis quis sed nibh. Donec at arcu eget lacus fermentum rutrum eu eget eros. Proin eget felis nec sapien interdum accumsan vel in velit. Donec at erat eu odio dictum consequat ac convallis velit. Proin ullamcorper egestas tristique. Praesent ante neque, mollis non posuere id, facilisis sed leo. Nam eget velit sed nibh vehicula consequat ut ut magna. Mauris aliquet pulvinar lacus, eget fringilla enim venenatis vitae. Suspendisse congue sagittis arcu, eu lacinia magna hendrerit a.</text:p>
        </text:section>
      </text:section>
      <text:section text:name="Section7" text:style-name="Sect1">
        <text:h text:outline-level="1" text:style-name="rststyle-heading1">3   Section 3</text:h>
        <text:p text:style-name="rststyle-blockquote">Vivamus et tellus in felis convallis congue. Quisque dignissim vulputate sapien eget pharetra. Etiam condimentum condimentum mauris, a imperdiet leo consectetur vel. Quisque suscipit tempor sapien, eget venenatis mauris rutrum et. In elementum bibendum mauris at mollis. Cras placerat lacinia eros vitae vulputate. Vestibulum fringilla tempus justo, venenatis tempus odio egestas in. Praesent suscipit, nisl id venenatis hendrerit, purus tellus tincidunt nisl, et consectetur orci purus id mi.</text:p>
      </text:section>
      <text:section text:name="Section8" text:style-name="Sect1">
        <text:h text:outline-level="1" text:style-name="rststyle-heading1">4   Section 4</text:h>
        <text:p text:style-name="rststyle-blockquote">Morbi convallis nunc a sapien venenatis at dictum felis malesuada. Pellentesque habitant morbi tristique senectus et netus et malesuada fames ac turpis egestas. Vivamus tempus, lacus sit amet vehicula scelerisque, sem lacus tristique ligula, hendrerit posuere sapien lectus ornare ante. Fusce id arcu hendrerit nisl placerat viverra in vitae sapien. Aenean congue sollicitudin dignissim. Proin fringilla, purus eu pellentesque scelerisque, erat tellus facilisis augue, vitae sodales libero arcu at ligula. In nec urna orci. Donec quam magna, tristique nec ornare quis, semper vitae ligula. Integer quis odio mauris. Sed ut tortor nec augue ornare volutpat. Nullam non nisl non risus iaculis sodales sed quis mauris. Nullam dignissim feugiat malesuada.</text:p>
      </text:section>
      <text:section text:name="Section9" text:style-name="Sect1">
        <text:h text:outline-level="1" text:style-name="rststyle-heading1">5   Section 5</text:h>
        <ns0:p xmlns:ns0="urn:oasis:names:tc:opendocument:xmlns:text:1.0" ns0:style-name="rststyle-codeblock">24 class Fichier(object):<ns0:line-break/>28 <ns0:s ns0:c="4"/>def __init__(self):<ns0:line-break/>29 <ns0:s ns0:c="8"/>self.name = ""<ns0:line-break/>30 <ns0:s ns0:c="8"/>self.pages = []<ns0:line-break/>31<ns0:line-break/>32 <ns0:s ns0:c="4"/>def add(self, p):<ns0:line-break/>33 <ns0:s ns0:c="8"/>self.pages.append(p)<ns0:line-break/>34<ns0:line-break/>35 <ns0:s ns0:c="4"/>def render(self):<ns0:line-break/>36 <ns0:s ns0:c="8"/>for p in self.pages:<ns0:line-break/>37 <ns0:s ns0:c="12"/>print p.render()</ns0:p>
      </text:section>
      <text:section text:name="Section10" text:style-name="Sect1">
        <text:h text:outline-level="1" text:style-name="rststyle-heading1">6   Section 4</text:h>
        <table:table table:name="rststyle-Table1" table:style-name="rststyle-Table1">
          <table:table-column table:style-name="rststyle-Table1.A"/>
          <table:table-column table:style-name="rststyle-Table1.B"/>
          <table:table-column table:style-name="rststyle-Table1.C"/>
          <table:table-column table:style-name="rststyle-Table1.D"/>
          <table:table-header-rows>
            <table:table-row>
              <table:table-cell office:value-type="string" table:style-name="rststyle-Table1.A1">
                <text:p text:style-name="Table_20_Heading">Description</text:p>
              </table:table-cell>
              <table:table-cell office:value-type="string" table:style-name="rststyle-Table1.A1">
                <text:p text:style-name="Table_20_Heading">Qte</text:p>
              </table:table-cell>
              <table:table-cell office:value-type="string" table:style-name="rststyle-Table1.A1">
                <text:p text:style-name="Table_20_Heading">Prix Unitaire</text:p>
              </table:table-cell>
              <table:table-cell office:value-type="string" table:style-name="rststyle-Table1.A1">
                <text:p text:style-name="Table_20_Heading">Total</text:p>
              </table:table-cell>
            </table:table-row>
          </table:table-header-rows>
          <table:table-row>
            <table:table-cell office:value-type="string" table:style-name="rststyle-Table1.A1">
              <text:p text:style-name="rststyle-textbody">Produit 1</text:p>
            </table:table-cell>
            <table:table-cell office:value-type="string" table:style-name="rststyle-Table1.A1">
              <text:p text:style-name="rststyle-textbody">5</text:p>
            </table:table-cell>
            <table:table-cell office:value-type="string" table:style-name="rststyle-Table1.A1">
              <text:p text:style-name="rststyle-textbody">200</text:p>
            </table:table-cell>
            <table:table-cell office:value-type="string" table:style-name="rststyle-Table1.A1">
              <text:p text:style-name="rststyle-textbody">1000</text:p>
            </table:table-cell>
          </table:table-row>
          <table:table-row>
            <table:table-cell office:value-type="string" table:style-name="rststyle-Table1.A1">
              <text:p text:style-name="rststyle-textbody">Produit 2</text:p>
            </table:table-cell>
            <table:table-cell office:value-type="string" table:style-name="rststyle-Table1.A1">
              <text:p text:style-name="rststyle-textbody">4</text:p>
            </table:table-cell>
            <table:table-cell office:value-type="string" table:style-name="rststyle-Table1.A1">
              <text:p text:style-name="rststyle-textbody">230</text:p>
            </table:table-cell>
            <table:table-cell office:value-type="string" table:style-name="rststyle-Table1.A1">
              <text:p text:style-name="rststyle-textbody">920</text:p>
            </table:table-cell>
          </table:table-row>
          <table:table-row>
            <table:table-cell office:value-type="string" table:style-name="rststyle-Table1.A1">
              <text:p text:style-name="rststyle-textbody">Produit 3</text:p>
            </table:table-cell>
            <table:table-cell office:value-type="string" table:style-name="rststyle-Table1.A1">
              <text:p text:style-name="rststyle-textbody">8</text:p>
            </table:table-cell>
            <table:table-cell office:value-type="string" table:style-name="rststyle-Table1.A1">
              <text:p text:style-name="rststyle-textbody">250</text:p>
            </table:table-cell>
            <table:table-cell office:value-type="string" table:style-name="rststyle-Table1.A1">
              <text:p text:style-name="rststyle-textbody">2000</text:p>
            </table:table-cell>
          </table:table-row>
          <table:table-row>
            <table:table-cell office:value-type="string" table:style-name="rststyle-Table1.A1">
              <text:p text:style-name="rststyle-textbody">Produit 4</text:p>
            </table:table-cell>
            <table:table-cell office:value-type="string" table:style-name="rststyle-Table1.A1">
              <text:p text:style-name="rststyle-textbody">8</text:p>
            </table:table-cell>
            <table:table-cell office:value-type="string" table:style-name="rststyle-Table1.A1">
              <text:p text:style-name="rststyle-textbody">220</text:p>
            </table:table-cell>
            <table:table-cell office:value-type="string" table:style-name="rststyle-Table1.A1">
              <text:p text:style-name="rststyle-textbody">1760</text:p>
            </table:table-cell>
          </table:table-row>
        </table:table>
      </text:section>
    </office:text>
  </office:body>
</office:document-content>
</file>

<file path=styles.xml><?xml version="1.0" encoding="utf-8"?>
<ns0:document-styles xmlns:ns0="urn:oasis:names:tc:opendocument:xmlns:office:1.0" ns0:version="1.2">
  <ns0:font-face-decls>
    <ns1:font-face xmlns:ns1="urn:oasis:names:tc:opendocument:xmlns:style:1.0" xmlns:ns2="urn:oasis:names:tc:opendocument:xmlns:svg-compatible:1.0" ns1:font-charset="x-symbol" ns1:name="StarSymbol" ns2:font-family="StarSymbol"/>
    <ns1:font-face xmlns:ns1="urn:oasis:names:tc:opendocument:xmlns:style:1.0" xmlns:ns2="urn:oasis:names:tc:opendocument:xmlns:svg-compatible:1.0" ns1:font-family-generic="modern" ns1:font-pitch="fixed" ns1:name="Nimbus Mono L" ns2:font-family="'Nimbus Mono L'"/>
    <ns1:font-face xmlns:ns1="urn:oasis:names:tc:opendocument:xmlns:style:1.0" xmlns:ns2="urn:oasis:names:tc:opendocument:xmlns:svg-compatible:1.0" ns1:font-pitch="variable" ns1:name="DejaVu Sans" ns2:font-family="'DejaVu Sans'"/>
    <ns1:font-face xmlns:ns1="urn:oasis:names:tc:opendocument:xmlns:style:1.0" xmlns:ns2="urn:oasis:names:tc:opendocument:xmlns:svg-compatible:1.0" ns1:font-family-generic="roman" ns1:font-pitch="variable" ns1:name="Nimbus Roman No9 L" ns2:font-family="'Nimbus Roman No9 L'"/>
    <ns1:font-face xmlns:ns1="urn:oasis:names:tc:opendocument:xmlns:style:1.0" xmlns:ns2="urn:oasis:names:tc:opendocument:xmlns:svg-compatible:1.0" ns1:font-adornments="Normal" ns1:font-family-generic="swiss" ns1:font-pitch="variable" ns1:name="Arial" ns2:font-family="Arial"/>
    <ns1:font-face xmlns:ns1="urn:oasis:names:tc:opendocument:xmlns:style:1.0" xmlns:ns2="urn:oasis:names:tc:opendocument:xmlns:svg-compatible:1.0" ns1:font-family-generic="swiss" ns1:font-pitch="variable" ns1:name="Nimbus Sans L" ns2:font-family="'Nimbus Sans L'"/>
  </ns0:font-face-decls>
  <ns0:styles>
    <ns1:default-style xmlns:ns1="urn:oasis:names:tc:opendocument:xmlns:style:1.0" ns1:family="graphic">
      <ns1:graphic-properties xmlns:ns2="urn:oasis:names:tc:opendocument:xmlns:drawing:1.0" xmlns:ns3="urn:oasis:names:tc:opendocument:xmlns:xsl-fo-compatible:1.0" ns2:end-line-spacing-horizontal="0.283cm" ns2:end-line-spacing-vertical="0.283cm" ns2:shadow-offset-x="0.3cm" ns2:shadow-offset-y="0.3cm" ns2:start-line-spacing-horizontal="0.283cm" ns2:start-line-spacing-vertical="0.283cm" ns1:flow-with-text="false" ns3:wrap-option="no-wrap"/>
      <ns1:paragraph-properties ns1:font-independent-line-spacing="false" ns1:line-break="strict" ns1:text-autospace="ideograph-alpha" ns1:writing-mode="lr-tb">
        <ns1:tab-stops/>
      </ns1:paragraph-properties>
      <ns1:text-properties xmlns:ns2="urn:oasis:names:tc:opendocument:xmlns:xsl-fo-compatible:1.0" ns1:country-asian="US" ns1:country-complex="US" ns1:font-size-asian="12pt" ns1:font-size-complex="12pt" ns1:language-asian="en" ns1:language-complex="en" ns1:use-window-font-color="true" ns2:country="US" ns2:font-size="12pt" ns2:language="en"/>
    </ns1:default-style>
    <ns1:default-style xmlns:ns1="urn:oasis:names:tc:opendocument:xmlns:style:1.0" ns1:family="paragraph">
      <ns1:paragraph-properties xmlns:ns2="urn:oasis:names:tc:opendocument:xmlns:xsl-fo-compatible:1.0" ns1:line-break="strict" ns1:punctuation-wrap="hanging" ns1:tab-stop-distance="1.251cm" ns1:text-autospace="ideograph-alpha" ns1:writing-mode="lr-tb" ns2:hyphenation-ladder-count="no-limit"/>
      <ns1:text-properties xmlns:ns2="urn:oasis:names:tc:opendocument:xmlns:xsl-fo-compatible:1.0" ns1:country-asian="US" ns1:country-complex="US" ns1:font-name="Nimbus Roman No9 L" ns1:font-name-asian="DejaVu Sans" ns1:font-name-complex="DejaVu Sans" ns1:font-size-asian="12pt" ns1:font-size-complex="12pt" ns1:language-asian="en" ns1:language-complex="en" ns1:use-window-font-color="true" ns2:country="US" ns2:font-size="12pt" ns2:hyphenate="false" ns2:hyphenation-push-char-count="2" ns2:hyphenation-remain-char-count="2" ns2:language="en"/>
    </ns1:default-style>
    <ns1:default-style xmlns:ns1="urn:oasis:names:tc:opendocument:xmlns:style:1.0" ns1:family="table">
      <ns1:table-properties xmlns:ns2="urn:oasis:names:tc:opendocument:xmlns:table:1.0" ns2:border-model="collapsing"/>
    </ns1:default-style>
    <ns1:default-style xmlns:ns1="urn:oasis:names:tc:opendocument:xmlns:style:1.0" ns1:family="table-row">
      <ns1:table-row-properties xmlns:ns2="urn:oasis:names:tc:opendocument:xmlns:xsl-fo-compatible:1.0" ns2:keep-together="auto"/>
    </ns1:default-style>
    <ns1:style xmlns:ns1="urn:oasis:names:tc:opendocument:xmlns:style:1.0" ns1:class="text" ns1:family="paragraph" ns1:name="Standard">
      <ns1:text-properties ns1:font-name="Arial"/>
    </ns1:style>
    <ns1:style xmlns:ns1="urn:oasis:names:tc:opendocument:xmlns:style:1.0" ns1:class="text" ns1:display-name="Text body" ns1:family="paragraph" ns1:name="Text_20_body" ns1:parent-style-name="Standard">
      <ns1:paragraph-properties xmlns:ns2="urn:oasis:names:tc:opendocument:xmlns:xsl-fo-compatible:1.0" ns2:margin-bottom="0.212cm" ns2:margin-top="0cm"/>
    </ns1:style>
    <ns1:style xmlns:ns1="urn:oasis:names:tc:opendocument:xmlns:style:1.0" ns1:class="text" ns1:display-name="Text body indent" ns1:family="paragraph" ns1:name="Text_20_body_20_indent" ns1:parent-style-name="Text_20_body">
      <ns1:paragraph-properties xmlns:ns2="urn:oasis:names:tc:opendocument:xmlns:xsl-fo-compatible:1.0" ns1:auto-text-indent="false" ns2:margin="100%" ns2:margin-left="0.499cm" ns2:margin-right="0cm" ns2:text-indent="0cm"/>
    </ns1:style>
    <ns1:style xmlns:ns1="urn:oasis:names:tc:opendocument:xmlns:style:1.0" ns1:class="text" ns1:family="paragraph" ns1:name="Heading" ns1:next-style-name="Text_20_body" ns1:parent-style-name="Standard">
      <ns1:paragraph-properties xmlns:ns2="urn:oasis:names:tc:opendocument:xmlns:xsl-fo-compatible:1.0" ns2:keep-with-next="always" ns2:margin-bottom="0.212cm" ns2:margin-top="0.423cm"/>
      <ns1:text-properties xmlns:ns2="urn:oasis:names:tc:opendocument:xmlns:xsl-fo-compatible:1.0" ns1:font-name="Nimbus Sans L" ns1:font-name-asian="DejaVu Sans" ns1:font-name-complex="DejaVu Sans" ns1:font-size-asian="14pt" ns1:font-size-complex="14pt" ns2:font-size="14pt"/>
    </ns1:style>
    <ns1:style xmlns:ns1="urn:oasis:names:tc:opendocument:xmlns:style:1.0" ns1:class="text" ns1:default-outline-level="1" ns1:display-name="Heading 1" ns1:family="paragraph" ns1:name="Heading_20_1" ns1:next-style-name="Text_20_body" ns1:parent-style-name="Heading">
      <ns1:text-properties xmlns:ns2="urn:oasis:names:tc:opendocument:xmlns:xsl-fo-compatible:1.0" ns1:font-size-asian="115%" ns1:font-size-complex="115%" ns1:font-weight-asian="bold" ns1:font-weight-complex="bold" ns2:font-size="115%" ns2:font-weight="bold"/>
    </ns1:style>
    <ns1:style xmlns:ns1="urn:oasis:names:tc:opendocument:xmlns:style:1.0" ns1:class="text" ns1:default-outline-level="2" ns1:display-name="Heading 2" ns1:family="paragraph" ns1:name="Heading_20_2" ns1:next-style-name="Text_20_body" ns1:parent-style-name="Heading">
      <ns1:text-properties xmlns:ns2="urn:oasis:names:tc:opendocument:xmlns:xsl-fo-compatible:1.0" ns1:font-size-asian="14pt" ns1:font-size-complex="14pt" ns1:font-style-asian="italic" ns1:font-style-complex="italic" ns1:font-weight-asian="bold" ns1:font-weight-complex="bold" ns2:font-size="14pt" ns2:font-style="italic" ns2:font-weight="bold"/>
    </ns1:style>
    <ns1:style xmlns:ns1="urn:oasis:names:tc:opendocument:xmlns:style:1.0" ns1:class="text" ns1:default-outline-level="3" ns1:display-name="Heading 3" ns1:family="paragraph" ns1:name="Heading_20_3" ns1:next-style-name="Text_20_body" ns1:parent-style-name="Heading">
      <ns1:text-properties xmlns:ns2="urn:oasis:names:tc:opendocument:xmlns:xsl-fo-compatible:1.0" ns1:font-size-asian="14pt" ns1:font-size-complex="14pt" ns1:font-weight-asian="bold" ns1:font-weight-complex="bold" ns2:font-size="14pt" ns2:font-weight="bold"/>
    </ns1:style>
    <ns1:style xmlns:ns1="urn:oasis:names:tc:opendocument:xmlns:style:1.0" ns1:class="text" ns1:default-outline-level="4" ns1:display-name="Heading 4" ns1:family="paragraph" ns1:name="Heading_20_4" ns1:next-style-name="Text_20_body" ns1:parent-style-name="Heading">
      <ns1:text-properties xmlns:ns2="urn:oasis:names:tc:opendocument:xmlns:xsl-fo-compatible:1.0" ns1:font-size-asian="85%" ns1:font-size-complex="85%" ns1:font-style-asian="italic" ns1:font-style-complex="italic" ns1:font-weight-asian="bold" ns1:font-weight-complex="bold" ns2:font-size="85%" ns2:font-style="italic" ns2:font-weight="bold"/>
    </ns1:style>
    <ns1:style xmlns:ns1="urn:oasis:names:tc:opendocument:xmlns:style:1.0" ns1:class="text" ns1:default-outline-level="5" ns1:display-name="Heading 5" ns1:family="paragraph" ns1:name="Heading_20_5" ns1:next-style-name="Text_20_body" ns1:parent-style-name="Heading">
      <ns1:text-properties xmlns:ns2="urn:oasis:names:tc:opendocument:xmlns:xsl-fo-compatible:1.0" ns1:font-size-asian="85%" ns1:font-size-complex="85%" ns1:font-weight-asian="bold" ns1:font-weight-complex="bold" ns2:font-size="85%" ns2:font-weight="bold"/>
    </ns1:style>
    <ns1:style xmlns:ns1="urn:oasis:names:tc:opendocument:xmlns:style:1.0" ns1:class="text" ns1:default-outline-level="6" ns1:display-name="Heading 6" ns1:family="paragraph" ns1:name="Heading_20_6"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class="list" ns1:family="paragraph" ns1:name="List" ns1:parent-style-name="Text_20_body"/>
    <ns1:style xmlns:ns1="urn:oasis:names:tc:opendocument:xmlns:style:1.0" ns1:class="extra" ns1:family="paragraph" ns1:name="Header" ns1:parent-style-name="Standard">
      <ns1:paragraph-properties xmlns:ns2="urn:oasis:names:tc:opendocument:xmlns:text:1.0" ns2:line-number="0" ns2:number-lines="false">
        <ns1:tab-stops>
          <ns1:tab-stop ns1:position="8.795cm" ns1:type="center"/>
          <ns1:tab-stop ns1:position="17.59cm" ns1:type="right"/>
        </ns1:tab-stops>
      </ns1:paragraph-properties>
    </ns1:style>
    <ns1:style xmlns:ns1="urn:oasis:names:tc:opendocument:xmlns:style:1.0" ns1:class="extra" ns1:family="paragraph" ns1:name="Footer" ns1:parent-style-name="Standard">
      <ns1:paragraph-properties xmlns:ns2="urn:oasis:names:tc:opendocument:xmlns:text:1.0" ns2:line-number="0" ns2:number-lines="false">
        <ns1:tab-stops>
          <ns1:tab-stop ns1:position="-14914.083cm" ns1:type="center"/>
          <ns1:tab-stop ns1:position="29824.16cm" ns1:type="right"/>
        </ns1:tab-stops>
      </ns1:paragraph-properties>
    </ns1:style>
    <ns1:style xmlns:ns1="urn:oasis:names:tc:opendocument:xmlns:style:1.0" ns1:class="extra" ns1:display-name="Table Contents" ns1:family="paragraph" ns1:name="Table_20_Contents" ns1:parent-style-name="Standard">
      <ns1:paragraph-properties xmlns:ns2="urn:oasis:names:tc:opendocument:xmlns:text:1.0" ns2:line-number="0" ns2:number-lines="false"/>
    </ns1:style>
    <ns1:style xmlns:ns1="urn:oasis:names:tc:opendocument:xmlns:style:1.0" ns1:class="extra" ns1:display-name="Table Heading" ns1:family="paragraph" ns1:name="Table_20_Heading" ns1:parent-style-name="Table_20_Contents">
      <ns1:paragraph-properties xmlns:ns2="urn:oasis:names:tc:opendocument:xmlns:text:1.0" xmlns:ns3="urn:oasis:names:tc:opendocument:xmlns:xsl-fo-compatible:1.0" ns1:justify-single-word="false" ns2:line-number="0" ns2:number-lines="false" ns3:text-align="center"/>
      <ns1:text-properties xmlns:ns2="urn:oasis:names:tc:opendocument:xmlns:xsl-fo-compatible:1.0" ns1:font-style-asian="italic" ns1:font-style-complex="italic" ns1:font-weight-asian="bold" ns1:font-weight-complex="bold" ns2:font-style="italic" ns2:font-weight="bold"/>
    </ns1:style>
    <ns1:style xmlns:ns1="urn:oasis:names:tc:opendocument:xmlns:style:1.0" ns1:class="extra" ns1:family="paragraph" ns1:name="Caption" ns1:parent-style-name="Standard">
      <ns1:paragraph-properties xmlns:ns2="urn:oasis:names:tc:opendocument:xmlns:text:1.0" xmlns:ns3="urn:oasis:names:tc:opendocument:xmlns:xsl-fo-compatible:1.0" ns2:line-number="0" ns2:number-lines="false" ns3:margin-bottom="0.212cm" ns3:margin-top="0.212cm"/>
      <ns1:text-properties xmlns:ns2="urn:oasis:names:tc:opendocument:xmlns:xsl-fo-compatible:1.0" ns1:font-size-asian="12pt" ns1:font-size-complex="12pt" ns1:font-style-asian="italic" ns1:font-style-complex="italic" ns2:font-size="12pt" ns2:font-style="italic"/>
    </ns1:style>
    <ns1:style xmlns:ns1="urn:oasis:names:tc:opendocument:xmlns:style:1.0" ns1:class="extra" ns1:family="paragraph" ns1:name="Footnote" ns1:parent-style-name="Standard">
      <ns1:paragraph-properties xmlns:ns2="urn:oasis:names:tc:opendocument:xmlns:text:1.0" xmlns:ns3="urn:oasis:names:tc:opendocument:xmlns:xsl-fo-compatible:1.0" ns1:auto-text-indent="false" ns2:line-number="0" ns2:number-lines="false" ns3:margin="100%" ns3:margin-left="0.499cm" ns3:margin-right="0cm" ns3:text-indent="-0.499cm"/>
      <ns1:text-properties xmlns:ns2="urn:oasis:names:tc:opendocument:xmlns:xsl-fo-compatible:1.0" ns1:font-size-asian="10pt" ns1:font-size-complex="10pt" ns2:font-size="10pt"/>
    </ns1:style>
    <ns1:style xmlns:ns1="urn:oasis:names:tc:opendocument:xmlns:style:1.0" ns1:class="index" ns1:family="paragraph" ns1:name="Index" ns1:parent-style-name="Standard">
      <ns1:paragraph-properties xmlns:ns2="urn:oasis:names:tc:opendocument:xmlns:text:1.0" ns2:line-number="0" ns2:number-lines="false"/>
    </ns1:style>
    <ns1:style xmlns:ns1="urn:oasis:names:tc:opendocument:xmlns:style:1.0" ns1:class="html" ns1:display-name="Preformatted Text" ns1:family="paragraph" ns1:name="Preformatted_20_Text" ns1:parent-style-name="Standard">
      <ns1:paragraph-properties xmlns:ns2="urn:oasis:names:tc:opendocument:xmlns:xsl-fo-compatible:1.0" ns2:margin-bottom="0cm" ns2:margin-top="0cm"/>
      <ns1:text-properties xmlns:ns2="urn:oasis:names:tc:opendocument:xmlns:xsl-fo-compatible:1.0" ns1:font-name="Nimbus Mono L" ns1:font-name-asian="Nimbus Mono L" ns1:font-name-complex="Nimbus Mono L" ns1:font-size-asian="10pt" ns1:font-size-complex="10pt" ns2:font-size="10pt"/>
    </ns1:style>
    <ns1:style xmlns:ns1="urn:oasis:names:tc:opendocument:xmlns:style:1.0" ns1:class="html" ns1:display-name="Horizontal Line" ns1:family="paragraph" ns1:name="Horizontal_20_Line" ns1:next-style-name="Text_20_body" ns1:parent-style-name="Standard">
      <ns1:paragraph-properties xmlns:ns2="urn:oasis:names:tc:opendocument:xmlns:text:1.0" xmlns:ns3="urn:oasis:names:tc:opendocument:xmlns:xsl-fo-compatible:1.0" ns1:border-line-width-bottom="0.002cm 0.035cm 0.002cm" ns1:join-border="false" ns2:line-number="0" ns2:number-lines="false" ns3:border-bottom="0.06pt double #808080" ns3:border-left="none" ns3:border-right="none" ns3:border-top="none" ns3:margin-bottom="0.499cm" ns3:margin-top="0cm" ns3:padding="0cm"/>
      <ns1:text-properties xmlns:ns2="urn:oasis:names:tc:opendocument:xmlns:xsl-fo-compatible:1.0" ns1:font-size-asian="6pt" ns1:font-size-complex="6pt" ns2:font-size="6pt"/>
    </ns1:style>
    <ns1:style xmlns:ns1="urn:oasis:names:tc:opendocument:xmlns:style:1.0" ns1:family="paragraph" ns1:list-style-name="rststyle-enumlist" ns1:name="rststyle-enumitem" ns1:parent-style-name="Standard">
      <ns1:paragraph-properties xmlns:ns2="urn:oasis:names:tc:opendocument:xmlns:xsl-fo-compatible:1.0" ns2:background-color="transparent">
        <ns1:background-image/>
      </ns1:paragraph-properties>
    </ns1:style>
    <ns1:style xmlns:ns1="urn:oasis:names:tc:opendocument:xmlns:style:1.0" ns1:family="paragraph" ns1:list-style-name="rststyle-bulletlist" ns1:name="rststyle-bulletitem" ns1:parent-style-name="Standard">
      <ns1:paragraph-properties xmlns:ns2="urn:oasis:names:tc:opendocument:xmlns:xsl-fo-compatible:1.0" ns2:background-color="transparent">
        <ns1:background-image/>
      </ns1:paragraph-properties>
    </ns1:style>
    <ns1:style xmlns:ns1="urn:oasis:names:tc:opendocument:xmlns:style:1.0" ns1:family="paragraph" ns1:name="rststyle-blockindent">
      <ns1:paragraph-properties xmlns:ns2="urn:oasis:names:tc:opendocument:xmlns:xsl-fo-compatible:1.0" ns1:auto-text-indent="false" ns2:margin="100%" ns2:margin-left="1cm" ns2:margin-right="0cm" ns2:text-indent="0cm"/>
    </ns1:style>
    <ns1:style xmlns:ns1="urn:oasis:names:tc:opendocument:xmlns:style:1.0" ns1:default-outline-level="" ns1:family="paragraph" ns1:list-style-name="" ns1:name="rststyle-heading1" ns1:next-style-name="Text_20_body" ns1:parent-style-name="Heading_20_1">
      <ns1:paragraph-properties xmlns:ns2="urn:oasis:names:tc:opendocument:xmlns:xsl-fo-compatible:1.0" ns2:background-color="transparent">
        <ns1:background-image/>
      </ns1:paragraph-properties>
    </ns1:style>
    <ns1:style xmlns:ns1="urn:oasis:names:tc:opendocument:xmlns:style:1.0" ns1:default-outline-level="" ns1:family="paragraph" ns1:list-style-name="" ns1:name="rststyle-heading2" ns1:next-style-name="Text_20_body" ns1:parent-style-name="Heading_20_2"/>
    <ns1:style xmlns:ns1="urn:oasis:names:tc:opendocument:xmlns:style:1.0" ns1:default-outline-level="" ns1:family="paragraph" ns1:list-style-name="" ns1:name="rststyle-heading3" ns1:next-style-name="Text_20_body" ns1:parent-style-name="Heading_20_3"/>
    <ns1:style xmlns:ns1="urn:oasis:names:tc:opendocument:xmlns:style:1.0" ns1:default-outline-level="" ns1:family="paragraph" ns1:list-style-name="" ns1:name="rststyle-heading4" ns1:next-style-name="Text_20_body" ns1:parent-style-name="Heading_20_4"/>
    <ns1:style xmlns:ns1="urn:oasis:names:tc:opendocument:xmlns:style:1.0" ns1:default-outline-level="" ns1:family="paragraph" ns1:list-style-name="" ns1:name="rststyle-heading5" ns1:next-style-name="Text_20_body" ns1:parent-style-name="Heading_20_5"/>
    <ns1:style xmlns:ns1="urn:oasis:names:tc:opendocument:xmlns:style:1.0" ns1:class="text" ns1:family="paragraph" ns1:name="rststyle-blockquote" ns1:parent-style-name="Text_20_body">
      <ns1:paragraph-properties xmlns:ns2="urn:oasis:names:tc:opendocument:xmlns:xsl-fo-compatible:1.0" ns1:auto-text-indent="false" ns1:justify-single-word="false" ns2:background-color="transparent" ns2:margin="100%" ns2:margin-left="1.016cm" ns2:margin-right="2.032cm" ns2:text-align="start" ns2:text-indent="0cm">
        <ns1:background-image/>
      </ns1:paragraph-properties>
    </ns1:style>
    <ns1:style xmlns:ns1="urn:oasis:names:tc:opendocument:xmlns:style:1.0" ns1:family="paragraph" ns1:name="rststyle-bodyindent" ns1:parent-style-name="Text_20_body_20_indent">
      <ns1:paragraph-properties xmlns:ns2="urn:oasis:names:tc:opendocument:xmlns:xsl-fo-compatible:1.0" ns1:auto-text-indent="false" ns2:margin="100%" ns2:margin-left="1cm" ns2:margin-right="0cm" ns2:text-indent="0cm"/>
    </ns1:style>
    <ns1:style xmlns:ns1="urn:oasis:names:tc:opendocument:xmlns:style:1.0" ns1:family="paragraph" ns1:name="rststyle-horizontalline" ns1:parent-style-name="Horizontal_20_Line"/>
    <ns1:style xmlns:ns1="urn:oasis:names:tc:opendocument:xmlns:style:1.0" ns1:family="paragraph" ns1:name="rststyle-textbody" ns1:parent-style-name="Text_20_body"/>
    <ns1:style xmlns:ns1="urn:oasis:names:tc:opendocument:xmlns:style:1.0" ns1:family="paragraph" ns1:name="rststyle-centeredtextbody" ns1:parent-style-name="rststyle-textbody">
      <ns1:paragraph-properties xmlns:ns2="urn:oasis:names:tc:opendocument:xmlns:xsl-fo-compatible:1.0" ns1:justify-single-word="false" ns2:background-color="transparent" ns2:text-align="center">
        <ns1:background-image/>
      </ns1:paragraph-properties>
    </ns1:style>
    <ns1:style xmlns:ns1="urn:oasis:names:tc:opendocument:xmlns:style:1.0" ns1:family="paragraph" ns1:name="rststyle-caption" ns1:parent-style-name="Caption">
      <ns1:paragraph-properties xmlns:ns2="urn:oasis:names:tc:opendocument:xmlns:xsl-fo-compatible:1.0" ns2:background-color="transparent">
        <ns1:background-image/>
      </ns1:paragraph-properties>
    </ns1:style>
    <ns1:style xmlns:ns1="urn:oasis:names:tc:opendocument:xmlns:style:1.0" ns1:family="paragraph" ns1:name="rststyle-codeblock" ns1:parent-style-name="Preformatted_20_Text">
      <ns1:paragraph-properties xmlns:ns2="urn:oasis:names:tc:opendocument:xmlns:xsl-fo-compatible:1.0" ns1:auto-text-indent="false" ns1:shadow="none" ns2:background-color="#ccffff" ns2:border="0.06pt solid #000000" ns2:margin="100%" ns2:margin-bottom="0.152cm" ns2:margin-left="0.499cm" ns2:margin-right="0cm" ns2:margin-top="0.152cm" ns2:padding="0.051cm" ns2:text-indent="0cm">
        <ns1:background-image/>
      </ns1:paragraph-properties>
    </ns1:style>
    <ns1:style xmlns:ns1="urn:oasis:names:tc:opendocument:xmlns:style:1.0" ns1:default-outline-level="" ns1:family="paragraph" ns1:list-style-name="" ns1:name="rststyle-table-title" ns1:parent-style-name="Heading_20_3">
      <ns1:paragraph-properties xmlns:ns2="urn:oasis:names:tc:opendocument:xmlns:xsl-fo-compatible:1.0" ns1:justify-single-word="false" ns2:text-align="center"/>
    </ns1:style>
    <ns1:style xmlns:ns1="urn:oasis:names:tc:opendocument:xmlns:style:1.0" ns1:family="paragraph" ns1:name="rststyle-footer" ns1:parent-style-name="Footer"/>
    <ns1:style xmlns:ns1="urn:oasis:names:tc:opendocument:xmlns:style:1.0" ns1:family="paragraph" ns1:master-page-name="" ns1:name="rststyle-header" ns1:parent-style-name="Header">
      <ns1:paragraph-properties xmlns:ns2="urn:oasis:names:tc:opendocument:xmlns:xsl-fo-compatible:1.0" ns1:page-number="auto" ns2:background-color="transparent">
        <ns1:background-image/>
      </ns1:paragraph-properties>
    </ns1:style>
    <ns1:style xmlns:ns1="urn:oasis:names:tc:opendocument:xmlns:style:1.0" ns1:family="paragraph" ns1:name="rststyle-footnote" ns1:parent-style-name="Footnote"/>
    <ns1:style xmlns:ns1="urn:oasis:names:tc:opendocument:xmlns:style:1.0" ns1:family="paragraph" ns1:name="rststyle-attribution" ns1:parent-style-name="rststyle-blockquote">
      <ns1:paragraph-properties xmlns:ns2="urn:oasis:names:tc:opendocument:xmlns:xsl-fo-compatible:1.0" ns1:justify-single-word="false" ns2:background-color="transparent" ns2:text-align="end">
        <ns1:background-image/>
      </ns1:paragraph-properties>
      <ns1:text-properties xmlns:ns2="urn:oasis:names:tc:opendocument:xmlns:xsl-fo-compatible:1.0" ns2:font-style="italic" ns2:font-weight="bold"/>
    </ns1:style>
    <ns1:style xmlns:ns1="urn:oasis:names:tc:opendocument:xmlns:style:1.0" ns1:family="paragraph" ns1:name="rststyle-epigraph" ns1:parent-style-name="rststyle-blockquote">
      <ns1:paragraph-properties xmlns:ns2="urn:oasis:names:tc:opendocument:xmlns:xsl-fo-compatible:1.0" ns1:justify-single-word="false" ns2:background-color="transparent" ns2:text-align="start">
        <ns1:background-image/>
      </ns1:paragraph-properties>
      <ns1:text-properties xmlns:ns2="urn:oasis:names:tc:opendocument:xmlns:xsl-fo-compatible:1.0" ns2:font-style="italic"/>
    </ns1:style>
    <ns1:style xmlns:ns1="urn:oasis:names:tc:opendocument:xmlns:style:1.0" ns1:family="paragraph" ns1:name="rststyle-highlights" ns1:parent-style-name="rststyle-blockquote">
      <ns1:paragraph-properties xmlns:ns2="urn:oasis:names:tc:opendocument:xmlns:xsl-fo-compatible:1.0" ns2:background-color="transparent">
        <ns1:background-image/>
      </ns1:paragraph-properties>
    </ns1:style>
    <ns1:style xmlns:ns1="urn:oasis:names:tc:opendocument:xmlns:style:1.0" ns1:family="paragraph" ns1:name="rststyle-blockquote-bulletitem" ns1:parent-style-name="Standard">
      <ns1:paragraph-properties xmlns:ns2="urn:oasis:names:tc:opendocument:xmlns:xsl-fo-compatible:1.0" ns1:auto-text-indent="false" ns2:background-color="transparent" ns2:margin="100%" ns2:margin-left="1.016cm" ns2:margin-right="2.032cm" ns2:text-indent="0cm">
        <ns1:background-image/>
      </ns1:paragraph-properties>
    </ns1:style>
    <ns1:style xmlns:ns1="urn:oasis:names:tc:opendocument:xmlns:style:1.0" ns1:family="paragraph" ns1:name="rststyle-blockquote-enumitem" ns1:parent-style-name="Standard">
      <ns1:paragraph-properties xmlns:ns2="urn:oasis:names:tc:opendocument:xmlns:xsl-fo-compatible:1.0" ns1:auto-text-indent="false" ns2:background-color="transparent" ns2:margin="100%" ns2:margin-left="1.016cm" ns2:margin-right="2.032cm" ns2:text-indent="0cm">
        <ns1:background-image/>
      </ns1:paragraph-properties>
    </ns1:style>
    <ns1:style xmlns:ns1="urn:oasis:names:tc:opendocument:xmlns:style:1.0" ns1:family="paragraph" ns1:name="rststyle-highlights-bulletitem" ns1:parent-style-name="Standard">
      <ns1:paragraph-properties xmlns:ns2="urn:oasis:names:tc:opendocument:xmlns:xsl-fo-compatible:1.0" ns1:auto-text-indent="false" ns2:background-color="transparent" ns2:margin="100%" ns2:margin-left="2cm" ns2:margin-right="2cm" ns2:text-indent="0cm">
        <ns1:background-image/>
      </ns1:paragraph-properties>
    </ns1:style>
    <ns1:style xmlns:ns1="urn:oasis:names:tc:opendocument:xmlns:style:1.0" ns1:family="paragraph" ns1:name="rststyle-highlights-enumitem" ns1:parent-style-name="Standard">
      <ns1:paragraph-properties xmlns:ns2="urn:oasis:names:tc:opendocument:xmlns:xsl-fo-compatible:1.0" ns1:auto-text-indent="false" ns2:background-color="transparent" ns2:margin="100%" ns2:margin-left="2cm" ns2:margin-right="2cm" ns2:text-indent="0cm">
        <ns1:background-image/>
      </ns1:paragraph-properties>
    </ns1:style>
    <ns1:style xmlns:ns1="urn:oasis:names:tc:opendocument:xmlns:style:1.0" ns1:family="paragraph" ns1:name="rststyle-epigraph-bulletitem" ns1:parent-style-name="Standard">
      <ns1:paragraph-properties xmlns:ns2="urn:oasis:names:tc:opendocument:xmlns:xsl-fo-compatible:1.0" ns1:auto-text-indent="false" ns2:background-color="transparent" ns2:margin="100%" ns2:margin-left="2cm" ns2:margin-right="2cm" ns2:text-indent="0cm">
        <ns1:background-image/>
      </ns1:paragraph-properties>
    </ns1:style>
    <ns1:style xmlns:ns1="urn:oasis:names:tc:opendocument:xmlns:style:1.0" ns1:family="paragraph" ns1:name="rststyle-epigraph-enumitem" ns1:parent-style-name="Standard">
      <ns1:paragraph-properties xmlns:ns2="urn:oasis:names:tc:opendocument:xmlns:xsl-fo-compatible:1.0" ns1:auto-text-indent="false" ns2:background-color="transparent" ns2:margin="100%" ns2:margin-left="2cm" ns2:margin-right="2cm" ns2:text-indent="0cm">
        <ns1:background-image/>
      </ns1:paragraph-properties>
    </ns1:style>
    <ns1:style xmlns:ns1="urn:oasis:names:tc:opendocument:xmlns:style:1.0" ns1:family="paragraph" ns1:name="rststyle-admon-warning-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warning-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atten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attention-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cau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caution-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dange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danger-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erro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error-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hi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hint-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importa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important-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note-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note-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tip-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tip-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family="paragraph" ns1:name="rststyle-admon-generic-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generic-body" ns1:parent-style-name="rststyle-textbody">
      <ns1:paragraph-properties xmlns:ns2="urn:oasis:names:tc:opendocument:xmlns:xsl-fo-compatible:1.0" ns1:auto-text-indent="false" ns2:margin="100%" ns2:margin-left="2cm" ns2:margin-right="2cm" ns2:text-indent="0cm"/>
      <ns1:text-properties xmlns:ns2="urn:oasis:names:tc:opendocument:xmlns:xsl-fo-compatible:1.0" ns2:font-style="italic"/>
    </ns1:style>
    <ns1:style xmlns:ns1="urn:oasis:names:tc:opendocument:xmlns:style:1.0" ns1:default-outline-level="" ns1:family="paragraph" ns1:list-style-name="" ns1:name="rststyle-rubric" ns1:parent-style-name="Heading_20_3">
      <ns1:paragraph-properties xmlns:ns2="urn:oasis:names:tc:opendocument:xmlns:xsl-fo-compatible:1.0" ns2:background-color="transparent">
        <ns1:background-image/>
      </ns1:paragraph-properties>
      <ns1:text-properties xmlns:ns2="urn:oasis:names:tc:opendocument:xmlns:xsl-fo-compatible:1.0" ns2:color="#ff3366"/>
    </ns1:style>
    <ns1:style xmlns:ns1="urn:oasis:names:tc:opendocument:xmlns:style:1.0" ns1:default-outline-level="" ns1:family="paragraph" ns1:list-style-name="" ns1:name="rststyle-heading6" ns1:next-style-name="Text_20_body" ns1:parent-style-name="Heading_20_6"/>
    <ns1:style xmlns:ns1="urn:oasis:names:tc:opendocument:xmlns:style:1.0" ns1:default-outline-level="" ns1:family="paragraph" ns1:list-style-name="" ns1:master-page-name="" ns1:name="rststyle-heading7" ns1:next-style-name="Text_20_body" ns1:parent-style-name="Heading_20_7">
      <ns1:paragraph-properties ns1:page-number="auto"/>
    </ns1:style>
    <ns1:style xmlns:ns1="urn:oasis:names:tc:opendocument:xmlns:style:1.0" ns1:class="text" ns1:default-outline-level="7" ns1:display-name="Heading 7" ns1:family="paragraph" ns1:name="Heading_20_7"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family="paragraph" ns1:name="rststyle-lineblock1" ns1:parent-style-name="rststyle-textbody">
      <ns1:paragraph-properties xmlns:ns2="urn:oasis:names:tc:opendocument:xmlns:xsl-fo-compatible:1.0" ns2:margin-bottom="0cm" ns2:margin-top="0cm"/>
    </ns1:style>
    <ns1:style xmlns:ns1="urn:oasis:names:tc:opendocument:xmlns:style:1.0" ns1:family="paragraph" ns1:name="rststyle-lineblock2" ns1:parent-style-name="rststyle-textbody">
      <ns1:paragraph-properties xmlns:ns2="urn:oasis:names:tc:opendocument:xmlns:xsl-fo-compatible:1.0" ns1:auto-text-indent="false" ns2:margin="100%" ns2:margin-bottom="0cm" ns2:margin-left="1.016cm" ns2:margin-right="0cm" ns2:margin-top="0cm" ns2:text-indent="0cm"/>
    </ns1:style>
    <ns1:style xmlns:ns1="urn:oasis:names:tc:opendocument:xmlns:style:1.0" ns1:family="paragraph" ns1:name="rststyle-lineblock3" ns1:parent-style-name="rststyle-textbody">
      <ns1:paragraph-properties xmlns:ns2="urn:oasis:names:tc:opendocument:xmlns:xsl-fo-compatible:1.0" ns1:auto-text-indent="false" ns2:margin="100%" ns2:margin-bottom="0cm" ns2:margin-left="2.032cm" ns2:margin-right="0cm" ns2:margin-top="0cm" ns2:text-indent="0cm"/>
    </ns1:style>
    <ns1:style xmlns:ns1="urn:oasis:names:tc:opendocument:xmlns:style:1.0" ns1:family="paragraph" ns1:name="rststyle-lineblock4" ns1:parent-style-name="rststyle-textbody">
      <ns1:paragraph-properties xmlns:ns2="urn:oasis:names:tc:opendocument:xmlns:xsl-fo-compatible:1.0" ns1:auto-text-indent="false" ns2:margin="100%" ns2:margin-bottom="0cm" ns2:margin-left="3.048cm" ns2:margin-right="0cm" ns2:margin-top="0cm" ns2:text-indent="0cm"/>
    </ns1:style>
    <ns1:style xmlns:ns1="urn:oasis:names:tc:opendocument:xmlns:style:1.0" ns1:family="paragraph" ns1:name="rststyle-lineblock5" ns1:parent-style-name="rststyle-textbody">
      <ns1:paragraph-properties xmlns:ns2="urn:oasis:names:tc:opendocument:xmlns:xsl-fo-compatible:1.0" ns1:auto-text-indent="false" ns2:margin="100%" ns2:margin-bottom="0cm" ns2:margin-left="4.064cm" ns2:margin-right="0cm" ns2:margin-top="0cm" ns2:text-indent="0cm"/>
    </ns1:style>
    <ns1:style xmlns:ns1="urn:oasis:names:tc:opendocument:xmlns:style:1.0" ns1:family="paragraph" ns1:name="rststyle-lineblock6" ns1:parent-style-name="rststyle-textbody">
      <ns1:paragraph-properties xmlns:ns2="urn:oasis:names:tc:opendocument:xmlns:xsl-fo-compatible:1.0" ns1:auto-text-indent="false" ns2:margin="100%" ns2:margin-bottom="0cm" ns2:margin-left="5.08cm" ns2:margin-right="0cm" ns2:margin-top="0cm" ns2:text-indent="0cm"/>
    </ns1:style>
    <ns1:style xmlns:ns1="urn:oasis:names:tc:opendocument:xmlns:style:1.0" ns1:class="chapter" ns1:family="paragraph" ns1:name="Title" ns1:next-style-name="Subtitle" ns1:parent-style-name="Heading">
      <ns1:paragraph-properties xmlns:ns2="urn:oasis:names:tc:opendocument:xmlns:xsl-fo-compatible:1.0" ns1:justify-single-word="false" ns2:text-align="center"/>
      <ns1:text-properties xmlns:ns2="urn:oasis:names:tc:opendocument:xmlns:xsl-fo-compatible:1.0" ns1:font-size-asian="18pt" ns1:font-size-complex="18pt" ns1:font-weight-asian="bold" ns1:font-weight-complex="bold" ns2:font-size="18pt" ns2:font-weight="bold"/>
    </ns1:style>
    <ns1:style xmlns:ns1="urn:oasis:names:tc:opendocument:xmlns:style:1.0" ns1:class="chapter" ns1:family="paragraph" ns1:name="Subtitle" ns1:next-style-name="Text_20_body" ns1:parent-style-name="Heading">
      <ns1:paragraph-properties xmlns:ns2="urn:oasis:names:tc:opendocument:xmlns:xsl-fo-compatible:1.0" ns1:justify-single-word="false" ns2:text-align="center"/>
      <ns1:text-properties xmlns:ns2="urn:oasis:names:tc:opendocument:xmlns:xsl-fo-compatible:1.0" ns1:font-size-asian="14pt" ns1:font-size-complex="14pt" ns1:font-style-asian="italic" ns1:font-style-complex="italic" ns2:font-size="14pt" ns2:font-style="italic"/>
    </ns1:style>
    <ns1:style xmlns:ns1="urn:oasis:names:tc:opendocument:xmlns:style:1.0" ns1:family="paragraph" ns1:name="rststyle-title" ns1:parent-style-name="Title"/>
    <ns1:style xmlns:ns1="urn:oasis:names:tc:opendocument:xmlns:style:1.0" ns1:family="paragraph" ns1:name="rststyle-subtitle" ns1:parent-style-name="Title">
      <ns1:text-properties xmlns:ns2="urn:oasis:names:tc:opendocument:xmlns:xsl-fo-compatible:1.0" ns2:font-size="14pt"/>
    </ns1:style>
    <ns1:style xmlns:ns1="urn:oasis:names:tc:opendocument:xmlns:style:1.0" ns1:family="paragraph" ns1:name="rststyle-citation" ns1:parent-style-name="Footnote">
      <ns1:paragraph-properties xmlns:ns2="urn:oasis:names:tc:opendocument:xmlns:xsl-fo-compatible:1.0" ns1:auto-text-indent="false" ns2:margin="100%" ns2:margin-left="1.905cm" ns2:margin-right="0cm" ns2:text-indent="-1.905cm">
        <ns1:tab-stops/>
      </ns1:paragraph-properties>
    </ns1:style>
    <ns1:style xmlns:ns1="urn:oasis:names:tc:opendocument:xmlns:style:1.0" ns1:family="paragraph" ns1:name="rststyle-contents-1" ns1:parent-style-name="Contents_20_1"/>
    <ns1:style xmlns:ns1="urn:oasis:names:tc:opendocument:xmlns:style:1.0" ns1:class="index" ns1:display-name="Contents 1" ns1:family="paragraph" ns1:name="Contents_20_1" ns1:parent-style-name="Index">
      <ns1:paragraph-properties xmlns:ns2="urn:oasis:names:tc:opendocument:xmlns:xsl-fo-compatible:1.0" ns1:auto-text-indent="false" ns2:margin="100%" ns2:margin-left="0cm" ns2:margin-right="0cm" ns2:text-indent="0cm">
        <ns1:tab-stops>
          <ns1:tab-stop ns1:leader-style="dotted" ns1:leader-text="." ns1:position="15.24cm" ns1:type="right"/>
        </ns1:tab-stops>
      </ns1:paragraph-properties>
    </ns1:style>
    <ns1:style xmlns:ns1="urn:oasis:names:tc:opendocument:xmlns:style:1.0" ns1:family="paragraph" ns1:name="rststyle-contents-2" ns1:parent-style-name="Contents_20_2"/>
    <ns1:style xmlns:ns1="urn:oasis:names:tc:opendocument:xmlns:style:1.0" ns1:class="index" ns1:display-name="Contents 2" ns1:family="paragraph" ns1:name="Contents_20_2" ns1:parent-style-name="Index">
      <ns1:paragraph-properties xmlns:ns2="urn:oasis:names:tc:opendocument:xmlns:xsl-fo-compatible:1.0" ns1:auto-text-indent="false" ns2:margin="100%" ns2:margin-left="0.499cm" ns2:margin-right="0cm" ns2:text-indent="0cm">
        <ns1:tab-stops>
          <ns1:tab-stop ns1:leader-style="dotted" ns1:leader-text="." ns1:position="14.741cm" ns1:type="right"/>
        </ns1:tab-stops>
      </ns1:paragraph-properties>
    </ns1:style>
    <ns1:style xmlns:ns1="urn:oasis:names:tc:opendocument:xmlns:style:1.0" ns1:family="paragraph" ns1:name="rststyle-contents-3" ns1:parent-style-name="Contents_20_3"/>
    <ns1:style xmlns:ns1="urn:oasis:names:tc:opendocument:xmlns:style:1.0" ns1:class="index" ns1:display-name="Contents 3" ns1:family="paragraph" ns1:name="Contents_20_3" ns1:parent-style-name="Index">
      <ns1:paragraph-properties xmlns:ns2="urn:oasis:names:tc:opendocument:xmlns:xsl-fo-compatible:1.0" ns1:auto-text-indent="false" ns2:margin="100%" ns2:margin-left="0.998cm" ns2:margin-right="0cm" ns2:text-indent="0cm">
        <ns1:tab-stops>
          <ns1:tab-stop ns1:leader-style="dotted" ns1:leader-text="." ns1:position="14.242cm" ns1:type="right"/>
        </ns1:tab-stops>
      </ns1:paragraph-properties>
    </ns1:style>
    <ns1:style xmlns:ns1="urn:oasis:names:tc:opendocument:xmlns:style:1.0" ns1:family="paragraph" ns1:name="rststyle-contents-4" ns1:parent-style-name="Contents_20_4"/>
    <ns1:style xmlns:ns1="urn:oasis:names:tc:opendocument:xmlns:style:1.0" ns1:class="index" ns1:display-name="Contents 4" ns1:family="paragraph" ns1:name="Contents_20_4" ns1:parent-style-name="Index">
      <ns1:paragraph-properties xmlns:ns2="urn:oasis:names:tc:opendocument:xmlns:xsl-fo-compatible:1.0" ns1:auto-text-indent="false" ns2:margin="100%" ns2:margin-left="1.498cm" ns2:margin-right="0cm" ns2:text-indent="0cm">
        <ns1:tab-stops>
          <ns1:tab-stop ns1:leader-style="dotted" ns1:leader-text="." ns1:position="13.742cm" ns1:type="right"/>
        </ns1:tab-stops>
      </ns1:paragraph-properties>
    </ns1:style>
    <ns1:style xmlns:ns1="urn:oasis:names:tc:opendocument:xmlns:style:1.0" ns1:family="paragraph" ns1:name="rststyle-contents--5" ns1:parent-style-name="Contents_20_5"/>
    <ns1:style xmlns:ns1="urn:oasis:names:tc:opendocument:xmlns:style:1.0" ns1:class="index" ns1:display-name="Contents 5" ns1:family="paragraph" ns1:name="Contents_20_5" ns1:parent-style-name="Index">
      <ns1:paragraph-properties xmlns:ns2="urn:oasis:names:tc:opendocument:xmlns:xsl-fo-compatible:1.0" ns1:auto-text-indent="false" ns2:margin="100%" ns2:margin-left="1.997cm" ns2:margin-right="0cm" ns2:text-indent="0cm">
        <ns1:tab-stops>
          <ns1:tab-stop ns1:leader-style="dotted" ns1:leader-text="." ns1:position="13.243cm" ns1:type="right"/>
        </ns1:tab-stops>
      </ns1:paragraph-properties>
    </ns1:style>
    <ns1:style xmlns:ns1="urn:oasis:names:tc:opendocument:xmlns:style:1.0" ns1:family="paragraph" ns1:name="rststyle-contents-6" ns1:parent-style-name="Contents_20_6"/>
    <ns1:style xmlns:ns1="urn:oasis:names:tc:opendocument:xmlns:style:1.0" ns1:class="index" ns1:display-name="Contents 6" ns1:family="paragraph" ns1:name="Contents_20_6" ns1:parent-style-name="Index">
      <ns1:paragraph-properties xmlns:ns2="urn:oasis:names:tc:opendocument:xmlns:xsl-fo-compatible:1.0" ns1:auto-text-indent="false" ns2:margin="100%" ns2:margin-left="2.496cm" ns2:margin-right="0cm" ns2:text-indent="0cm">
        <ns1:tab-stops>
          <ns1:tab-stop ns1:leader-style="dotted" ns1:leader-text="." ns1:position="12.744cm" ns1:type="right"/>
        </ns1:tab-stops>
      </ns1:paragraph-properties>
    </ns1:style>
    <ns1:style xmlns:ns1="urn:oasis:names:tc:opendocument:xmlns:style:1.0" ns1:family="paragraph" ns1:name="rststyle-contents-7" ns1:parent-style-name="Contents_20_7"/>
    <ns1:style xmlns:ns1="urn:oasis:names:tc:opendocument:xmlns:style:1.0" ns1:class="index" ns1:display-name="Contents 7" ns1:family="paragraph" ns1:name="Contents_20_7" ns1:parent-style-name="Index">
      <ns1:paragraph-properties xmlns:ns2="urn:oasis:names:tc:opendocument:xmlns:xsl-fo-compatible:1.0" ns1:auto-text-indent="false" ns2:margin="100%" ns2:margin-left="2.995cm" ns2:margin-right="0cm" ns2:text-indent="0cm">
        <ns1:tab-stops>
          <ns1:tab-stop ns1:leader-style="dotted" ns1:leader-text="." ns1:position="12.245cm" ns1:type="right"/>
        </ns1:tab-stops>
      </ns1:paragraph-properties>
    </ns1:style>
    <ns1:style xmlns:ns1="urn:oasis:names:tc:opendocument:xmlns:style:1.0" ns1:family="paragraph" ns1:name="rststyle-contents-8" ns1:parent-style-name="Contents_20_8"/>
    <ns1:style xmlns:ns1="urn:oasis:names:tc:opendocument:xmlns:style:1.0" ns1:class="index" ns1:display-name="Contents 8" ns1:family="paragraph" ns1:name="Contents_20_8" ns1:parent-style-name="Index">
      <ns1:paragraph-properties xmlns:ns2="urn:oasis:names:tc:opendocument:xmlns:xsl-fo-compatible:1.0" ns1:auto-text-indent="false" ns2:margin="100%" ns2:margin-left="3.494cm" ns2:margin-right="0cm" ns2:text-indent="0cm">
        <ns1:tab-stops>
          <ns1:tab-stop ns1:leader-style="dotted" ns1:leader-text="." ns1:position="11.746cm" ns1:type="right"/>
        </ns1:tab-stops>
      </ns1:paragraph-properties>
    </ns1:style>
    <ns1:style xmlns:ns1="urn:oasis:names:tc:opendocument:xmlns:style:1.0" ns1:family="paragraph" ns1:name="rststyle-contents-9" ns1:parent-style-name="Contents_20_9"/>
    <ns1:style xmlns:ns1="urn:oasis:names:tc:opendocument:xmlns:style:1.0" ns1:class="index" ns1:display-name="Contents 9" ns1:family="paragraph" ns1:name="Contents_20_9" ns1:parent-style-name="Index">
      <ns1:paragraph-properties xmlns:ns2="urn:oasis:names:tc:opendocument:xmlns:xsl-fo-compatible:1.0" ns1:auto-text-indent="false" ns2:margin="100%" ns2:margin-left="3.993cm" ns2:margin-right="0cm" ns2:text-indent="0cm">
        <ns1:tab-stops>
          <ns1:tab-stop ns1:leader-style="dotted" ns1:leader-text="." ns1:position="11.247cm" ns1:type="right"/>
        </ns1:tab-stops>
      </ns1:paragraph-properties>
    </ns1:style>
    <ns1:style xmlns:ns1="urn:oasis:names:tc:opendocument:xmlns:style:1.0" ns1:family="paragraph" ns1:name="rststyle-contents-10" ns1:parent-style-name="Contents_20_10"/>
    <ns1:style xmlns:ns1="urn:oasis:names:tc:opendocument:xmlns:style:1.0" ns1:class="index" ns1:display-name="Contents 10" ns1:family="paragraph" ns1:name="Contents_20_10" ns1:parent-style-name="Index">
      <ns1:paragraph-properties xmlns:ns2="urn:oasis:names:tc:opendocument:xmlns:xsl-fo-compatible:1.0" ns1:auto-text-indent="false" ns2:margin="100%" ns2:margin-left="4.493cm" ns2:margin-right="0cm" ns2:text-indent="0cm">
        <ns1:tab-stops>
          <ns1:tab-stop ns1:leader-style="dotted" ns1:leader-text="." ns1:position="10.747cm" ns1:type="right"/>
        </ns1:tab-stops>
      </ns1:paragraph-properties>
    </ns1:style>
    <ns1:style xmlns:ns1="urn:oasis:names:tc:opendocument:xmlns:style:1.0" ns1:family="paragraph" ns1:name="rststyle-contents-heading" ns1:parent-style-name="Contents_20_Heading"/>
    <ns1:style xmlns:ns1="urn:oasis:names:tc:opendocument:xmlns:style:1.0" ns1:class="index" ns1:display-name="Contents Heading" ns1:family="paragraph" ns1:name="Contents_20_Heading" ns1:parent-style-name="Heading">
      <ns1:paragraph-properties xmlns:ns2="urn:oasis:names:tc:opendocument:xmlns:text:1.0" xmlns:ns3="urn:oasis:names:tc:opendocument:xmlns:xsl-fo-compatible:1.0" ns1:auto-text-indent="false" ns2:line-number="0" ns2:number-lines="false" ns3:margin="100%" ns3:margin-left="0cm" ns3:margin-right="0cm" ns3:text-indent="0cm"/>
      <ns1:text-properties xmlns:ns2="urn:oasis:names:tc:opendocument:xmlns:xsl-fo-compatible:1.0" ns1:font-size-asian="16pt" ns1:font-size-complex="16pt" ns1:font-weight-asian="bold" ns1:font-weight-complex="bold" ns2:font-size="16pt" ns2:font-weight="bold"/>
    </ns1:style>
    <ns1:style xmlns:ns1="urn:oasis:names:tc:opendocument:xmlns:style:1.0" ns1:display-name="Numbering Symbols" ns1:family="text" ns1:name="Numbering_20_Symbols"/>
    <ns1:style xmlns:ns1="urn:oasis:names:tc:opendocument:xmlns:style:1.0" ns1:display-name="Bullet Symbols" ns1:family="text" ns1:name="Bullet_20_Symbols">
      <ns1:text-properties xmlns:ns2="urn:oasis:names:tc:opendocument:xmlns:xsl-fo-compatible:1.0" ns1:font-name="StarSymbol" ns1:font-name-asian="StarSymbol" ns1:font-name-complex="StarSymbol" ns1:font-size-asian="9pt" ns1:font-size-complex="9pt" ns2:font-size="9pt"/>
    </ns1:style>
    <ns1:style xmlns:ns1="urn:oasis:names:tc:opendocument:xmlns:style:1.0" ns1:family="text" ns1:name="Emphasis">
      <ns1:text-properties xmlns:ns2="urn:oasis:names:tc:opendocument:xmlns:xsl-fo-compatible:1.0" ns1:font-style-asian="italic" ns1:font-style-complex="italic" ns2:font-style="italic"/>
    </ns1:style>
    <ns1:style xmlns:ns1="urn:oasis:names:tc:opendocument:xmlns:style:1.0" ns1:family="text" ns1:name="Citation">
      <ns1:text-properties xmlns:ns2="urn:oasis:names:tc:opendocument:xmlns:xsl-fo-compatible:1.0" ns1:font-style-asian="italic" ns1:font-style-complex="italic" ns2:font-style="italic"/>
    </ns1:style>
    <ns1:style xmlns:ns1="urn:oasis:names:tc:opendocument:xmlns:style:1.0" ns1:family="text" ns1:name="Example">
      <ns1:text-properties ns1:font-name="Nimbus Mono L" ns1:font-name-asian="Nimbus Mono L" ns1:font-name-complex="Nimbus Mono L"/>
    </ns1:style>
    <ns1:style xmlns:ns1="urn:oasis:names:tc:opendocument:xmlns:style:1.0" ns1:family="text" ns1:name="Teletype">
      <ns1:text-properties ns1:font-name="Nimbus Mono L" ns1:font-name-asian="Nimbus Mono L" ns1:font-name-complex="Nimbus Mono L"/>
    </ns1:style>
    <ns1:style xmlns:ns1="urn:oasis:names:tc:opendocument:xmlns:style:1.0" ns1:family="text" ns1:name="rststyle-emphasis" ns1:parent-style-name="Emphasis">
      <ns1:text-properties ns1:font-weight-asian="normal" ns1:font-weight-complex="normal"/>
    </ns1:style>
    <ns1:style xmlns:ns1="urn:oasis:names:tc:opendocument:xmlns:style:1.0" ns1:family="text" ns1:name="rststyle-strong">
      <ns1:text-properties xmlns:ns2="urn:oasis:names:tc:opendocument:xmlns:xsl-fo-compatible:1.0" ns2:background-color="transparent" ns2:font-weight="bold"/>
    </ns1:style>
    <ns1:style xmlns:ns1="urn:oasis:names:tc:opendocument:xmlns:style:1.0" ns1:family="text" ns1:name="rststyle-inlineliteral" ns1:parent-style-name="Example">
      <ns1:text-properties xmlns:ns2="urn:oasis:names:tc:opendocument:xmlns:xsl-fo-compatible:1.0" ns2:background-color="#e6e6ff"/>
    </ns1:style>
    <ns1:style xmlns:ns1="urn:oasis:names:tc:opendocument:xmlns:style:1.0" ns1:family="text" ns1:name="rststyle-quotation" ns1:parent-style-name="Citation">
      <ns1:text-properties ns1:font-weight-asian="normal" ns1:font-weight-complex="normal"/>
    </ns1:style>
    <ns1:style xmlns:ns1="urn:oasis:names:tc:opendocument:xmlns:style:1.0" ns1:family="text" ns1:name="rststyle-codeblock-keyword" ns1:parent-style-name="Teletype">
      <ns1:text-properties xmlns:ns2="urn:oasis:names:tc:opendocument:xmlns:xsl-fo-compatible:1.0" ns2:background-color="#ccffff" ns2:color="#800000"/>
    </ns1:style>
    <ns1:style xmlns:ns1="urn:oasis:names:tc:opendocument:xmlns:style:1.0" ns1:family="text" ns1:name="rststyle-codeblock-string" ns1:parent-style-name="Teletype">
      <ns1:text-properties xmlns:ns2="urn:oasis:names:tc:opendocument:xmlns:xsl-fo-compatible:1.0" ns2:background-color="#ffffff"/>
    </ns1:style>
    <ns1:style xmlns:ns1="urn:oasis:names:tc:opendocument:xmlns:style:1.0" ns1:family="text" ns1:name="rststyle-codeblock-number" ns1:parent-style-name="Teletype">
      <ns1:text-properties xmlns:ns2="urn:oasis:names:tc:opendocument:xmlns:xsl-fo-compatible:1.0" ns2:background-color="#ccffff" ns2:color="#000080"/>
    </ns1:style>
    <ns1:style xmlns:ns1="urn:oasis:names:tc:opendocument:xmlns:style:1.0" ns1:family="text" ns1:name="rststyle-codeblock-comment" ns1:parent-style-name="Teletype">
      <ns1:text-properties xmlns:ns2="urn:oasis:names:tc:opendocument:xmlns:xsl-fo-compatible:1.0" ns2:background-color="#ffffff"/>
    </ns1:style>
    <ns1:style xmlns:ns1="urn:oasis:names:tc:opendocument:xmlns:style:1.0" ns1:family="text" ns1:name="rststyle-codeblock-classname" ns1:parent-style-name="Teletype">
      <ns1:text-properties xmlns:ns2="urn:oasis:names:tc:opendocument:xmlns:xsl-fo-compatible:1.0" ns2:background-color="#ccffff" ns2:color="#808000"/>
    </ns1:style>
    <ns1:style xmlns:ns1="urn:oasis:names:tc:opendocument:xmlns:style:1.0" ns1:family="text" ns1:name="rststyle-codeblock-functionname" ns1:parent-style-name="Teletype">
      <ns1:text-properties xmlns:ns2="urn:oasis:names:tc:opendocument:xmlns:xsl-fo-compatible:1.0" ns2:background-color="#ccffff" ns2:color="#808000"/>
    </ns1:style>
    <ns1:style xmlns:ns1="urn:oasis:names:tc:opendocument:xmlns:style:1.0" ns1:family="text" ns1:name="rststyle-codeblock-operator" ns1:parent-style-name="Teletype">
      <ns1:text-properties xmlns:ns2="urn:oasis:names:tc:opendocument:xmlns:xsl-fo-compatible:1.0" ns2:background-color="#ccffff" ns2:color="#cccc00"/>
    </ns1:style>
    <ns1:style xmlns:ns1="urn:oasis:names:tc:opendocument:xmlns:style:1.0" ns1:family="text" ns1:name="rststyle-codeblock-name" ns1:parent-style-name="Teletype">
      <ns1:text-properties xmlns:ns2="urn:oasis:names:tc:opendocument:xmlns:xsl-fo-compatible:1.0" ns2:background-color="#ccffff" ns2:color="#808000"/>
    </ns1:style>
    <ns1:style xmlns:ns1="urn:oasis:names:tc:opendocument:xmlns:style:1.0" ns1:family="text" ns1:name="rststyle-subscript">
      <ns1:text-properties ns1:text-position="sub 58%"/>
    </ns1:style>
    <ns1:style xmlns:ns1="urn:oasis:names:tc:opendocument:xmlns:style:1.0" ns1:family="text" ns1:name="rststyle-superscript">
      <ns1:text-properties ns1:text-position="super 58%"/>
    </ns1:style>
    <ns1:style xmlns:ns1="urn:oasis:names:tc:opendocument:xmlns:style:1.0" ns1:family="graphic" ns1:name="Graphics">
      <ns1:graphic-properties xmlns:ns2="urn:oasis:names:tc:opendocument:xmlns:svg-compatible:1.0" xmlns:ns3="urn:oasis:names:tc:opendocument:xmlns:text:1.0" ns1:horizontal-pos="center" ns1:horizontal-rel="paragraph" ns1:number-wrapped-paragraphs="no-limit" ns1:vertical-pos="top" ns1:vertical-rel="paragraph" ns1:wrap="dynamic" ns1:wrap-contour="false" ns2:x="0cm" ns2:y="0cm" ns3:anchor-type="paragraph"/>
    </ns1:style>
    <ns1:style xmlns:ns1="urn:oasis:names:tc:opendocument:xmlns:style:1.0" ns1:family="graphic" ns1:name="rststyle-imageframe" ns1:parent-style-name="Graphics">
      <ns1:graphic-properties xmlns:ns2="urn:oasis:names:tc:opendocument:xmlns:svg-compatible:1.0" ns1:horizontal-pos="center" ns1:horizontal-rel="paragraph" ns1:vertical-pos="top" ns1:vertical-rel="paragraph" ns2:x="0cm" ns2:y="0cm"/>
    </ns1:style>
    <ns1:outline-style xmlns:ns1="urn:oasis:names:tc:opendocument:xmlns:text:1.0" xmlns:ns2="urn:oasis:names:tc:opendocument:xmlns:style:1.0" ns2:name="Outline">
      <ns1:outline-level-style ns2:num-format="" ns1:level="1">
        <ns2:list-level-properties ns1:min-label-distance="0.381cm"/>
      </ns1:outline-level-style>
      <ns1:outline-level-style ns2:num-format="" ns1:level="2">
        <ns2:list-level-properties ns1:min-label-distance="0.381cm"/>
      </ns1:outline-level-style>
      <ns1:outline-level-style ns2:num-format="" ns1:level="3">
        <ns2:list-level-properties ns1:min-label-distance="0.381cm"/>
      </ns1:outline-level-style>
      <ns1:outline-level-style ns2:num-format="" ns1:level="4">
        <ns2:list-level-properties ns1:min-label-distance="0.381cm"/>
      </ns1:outline-level-style>
      <ns1:outline-level-style ns2:num-format="" ns1:level="5">
        <ns2:list-level-properties ns1:min-label-distance="0.381cm"/>
      </ns1:outline-level-style>
      <ns1:outline-level-style ns2:num-format="" ns1:level="6">
        <ns2:list-level-properties ns1:min-label-distance="0.381cm"/>
      </ns1:outline-level-style>
      <ns1:outline-level-style ns2:num-format="" ns1:level="7">
        <ns2:list-level-properties ns1:min-label-distance="0.381cm"/>
      </ns1:outline-level-style>
      <ns1:outline-level-style ns2:num-format="" ns1:level="8">
        <ns2:list-level-properties ns1:min-label-distance="0.381cm"/>
      </ns1:outline-level-style>
      <ns1:outline-level-style ns2:num-format="" ns1:level="9">
        <ns2:list-level-properties ns1:min-label-distance="0.381cm"/>
      </ns1:outline-level-style>
      <ns1:outline-level-style ns2:num-format="" ns1:level="10">
        <ns2:list-level-properties ns1:min-label-distance="0.381cm"/>
      </ns1:outline-level-style>
    </ns1:outline-style>
    <ns1:list-style xmlns:ns1="urn:oasis:names:tc:opendocument:xmlns:text:1.0" xmlns:ns2="urn:oasis:names:tc:opendocument:xmlns:style:1.0" ns2:name="rststyle-enumlist">
      <ns1:list-level-style-number ns2:num-format="1" ns2:num-suffix="." ns1:level="1" ns1:style-name="Numbering_20_Symbols">
        <ns2:list-level-properties ns1:min-label-width="0.635cm" ns1:space-before="0.635cm"/>
      </ns1:list-level-style-number>
      <ns1:list-level-style-number ns2:num-format="1" ns2:num-suffix="." ns1:level="2" ns1:style-name="Numbering_20_Symbols">
        <ns2:list-level-properties ns1:min-label-width="0.635cm" ns1:space-before="1.27cm"/>
      </ns1:list-level-style-number>
      <ns1:list-level-style-number ns2:num-format="1" ns2:num-suffix="." ns1:level="3" ns1:style-name="Numbering_20_Symbols">
        <ns2:list-level-properties ns1:min-label-width="0.635cm" ns1:space-before="1.905cm"/>
      </ns1:list-level-style-number>
      <ns1:list-level-style-number ns2:num-format="1" ns2:num-suffix="." ns1:level="4" ns1:style-name="Numbering_20_Symbols">
        <ns2:list-level-properties ns1:min-label-width="0.635cm" ns1:space-before="2.54cm"/>
      </ns1:list-level-style-number>
      <ns1:list-level-style-number ns2:num-format="1" ns2:num-suffix="." ns1:level="5" ns1:style-name="Numbering_20_Symbols">
        <ns2:list-level-properties ns1:min-label-width="0.635cm" ns1:space-before="3.175cm"/>
      </ns1:list-level-style-number>
      <ns1:list-level-style-number ns2:num-format="1" ns2:num-suffix="." ns1:level="6" ns1:style-name="Numbering_20_Symbols">
        <ns2:list-level-properties ns1:min-label-width="0.635cm" ns1:space-before="3.81cm"/>
      </ns1:list-level-style-number>
      <ns1:list-level-style-number ns2:num-format="1" ns2:num-suffix="." ns1:level="7" ns1:style-name="Numbering_20_Symbols">
        <ns2:list-level-properties ns1:min-label-width="0.635cm" ns1:space-before="4.445cm"/>
      </ns1:list-level-style-number>
      <ns1:list-level-style-number ns2:num-format="1" ns2:num-suffix="." ns1:level="8" ns1:style-name="Numbering_20_Symbols">
        <ns2:list-level-properties ns1:min-label-width="0.635cm" ns1:space-before="5.08cm"/>
      </ns1:list-level-style-number>
      <ns1:list-level-style-number ns2:num-format="1" ns2:num-suffix="." ns1:level="9" ns1:style-name="Numbering_20_Symbols">
        <ns2:list-level-properties ns1:min-label-width="0.635cm" ns1:space-before="5.715cm"/>
      </ns1:list-level-style-number>
      <ns1:list-level-style-number ns2:num-format="1" ns2:num-suffix="." ns1:level="10" ns1:style-name="Numbering_20_Symbols">
        <ns2:list-level-properties ns1:min-label-width="0.635cm" ns1:space-before="6.35cm"/>
      </ns1:list-level-style-number>
    </ns1:list-style>
    <ns1:list-style xmlns:ns1="urn:oasis:names:tc:opendocument:xmlns:text:1.0" xmlns:ns2="urn:oasis:names:tc:opendocument:xmlns:style:1.0" ns2:name="rststyle-bulletlist">
      <ns1:list-level-style-bullet ns1:bullet-char="●" ns1:level="1" ns1:style-name="Bullet_20_Symbols">
        <ns2:list-level-properties ns1:min-label-width="0.635cm" ns1:space-before="0.635cm"/>
        <ns2:text-properties ns2:font-name="StarSymbol"/>
      </ns1:list-level-style-bullet>
      <ns1:list-level-style-bullet ns1:bullet-char="○" ns1:level="2" ns1:style-name="Bullet_20_Symbols">
        <ns2:list-level-properties ns1:min-label-width="0.635cm" ns1:space-before="1.27cm"/>
        <ns2:text-properties ns2:font-name="StarSymbol"/>
      </ns1:list-level-style-bullet>
      <ns1:list-level-style-bullet ns1:bullet-char="■" ns1:level="3" ns1:style-name="Bullet_20_Symbols">
        <ns2:list-level-properties ns1:min-label-width="0.635cm" ns1:space-before="1.905cm"/>
        <ns2:text-properties ns2:font-name="StarSymbol"/>
      </ns1:list-level-style-bullet>
      <ns1:list-level-style-bullet ns1:bullet-char="●" ns1:level="4" ns1:style-name="Bullet_20_Symbols">
        <ns2:list-level-properties ns1:min-label-width="0.635cm" ns1:space-before="2.54cm"/>
        <ns2:text-properties ns2:font-name="StarSymbol"/>
      </ns1:list-level-style-bullet>
      <ns1:list-level-style-bullet ns1:bullet-char="○" ns1:level="5" ns1:style-name="Bullet_20_Symbols">
        <ns2:list-level-properties ns1:min-label-width="0.635cm" ns1:space-before="3.175cm"/>
        <ns2:text-properties ns2:font-name="StarSymbol"/>
      </ns1:list-level-style-bullet>
      <ns1:list-level-style-bullet ns1:bullet-char="■" ns1:level="6" ns1:style-name="Bullet_20_Symbols">
        <ns2:list-level-properties ns1:min-label-width="0.635cm" ns1:space-before="3.81cm"/>
        <ns2:text-properties ns2:font-name="StarSymbol"/>
      </ns1:list-level-style-bullet>
      <ns1:list-level-style-bullet ns1:bullet-char="●" ns1:level="7" ns1:style-name="Bullet_20_Symbols">
        <ns2:list-level-properties ns1:min-label-width="0.635cm" ns1:space-before="4.445cm"/>
        <ns2:text-properties ns2:font-name="StarSymbol"/>
      </ns1:list-level-style-bullet>
      <ns1:list-level-style-bullet ns1:bullet-char="○" ns1:level="8" ns1:style-name="Bullet_20_Symbols">
        <ns2:list-level-properties ns1:min-label-width="0.635cm" ns1:space-before="5.08cm"/>
        <ns2:text-properties ns2:font-name="StarSymbol"/>
      </ns1:list-level-style-bullet>
      <ns1:list-level-style-bullet ns1:bullet-char="■" ns1:level="9" ns1:style-name="Bullet_20_Symbols">
        <ns2:list-level-properties ns1:min-label-width="0.635cm" ns1:space-before="5.715cm"/>
        <ns2:text-properties ns2:font-name="StarSymbol"/>
      </ns1:list-level-style-bullet>
      <ns1:list-level-style-bullet ns1:bullet-char="●" ns1:level="10" ns1:style-name="Bullet_20_Symbols">
        <ns2:list-level-properties ns1:min-label-width="0.635cm" ns1:space-before="6.35cm"/>
        <ns2:text-properties ns2:font-name="StarSymbol"/>
      </ns1:list-level-style-bullet>
    </ns1:list-style>
    <ns1:list-style xmlns:ns1="urn:oasis:names:tc:opendocument:xmlns:text:1.0" xmlns:ns2="urn:oasis:names:tc:opendocument:xmlns:style:1.0" ns2:name="rststyle-tocenumlist">
      <ns1:list-level-style-number ns2:num-format="1" ns2:num-prefix=" " ns2:num-suffix=" " ns1:level="1" ns1:style-name="Numbering_20_Symbols">
        <ns2:list-level-properties ns1:min-label-width="0.635cm" ns1:space-before="0.635cm"/>
      </ns1:list-level-style-number>
      <ns1:list-level-style-number ns2:num-format="1" ns2:num-prefix=" " ns2:num-suffix=" " ns1:display-levels="2" ns1:level="2" ns1:style-name="Numbering_20_Symbols">
        <ns2:list-level-properties ns1:min-label-width="0.635cm" ns1:space-before="1.27cm"/>
      </ns1:list-level-style-number>
      <ns1:list-level-style-number ns2:num-format="1" ns2:num-prefix=" " ns2:num-suffix=" " ns1:display-levels="3" ns1:level="3" ns1:style-name="Numbering_20_Symbols">
        <ns2:list-level-properties ns1:min-label-width="0.635cm" ns1:space-before="1.905cm"/>
      </ns1:list-level-style-number>
      <ns1:list-level-style-number ns2:num-format="1" ns2:num-prefix=" " ns2:num-suffix=" " ns1:display-levels="4" ns1:level="4" ns1:style-name="Numbering_20_Symbols">
        <ns2:list-level-properties ns1:min-label-width="0.635cm" ns1:space-before="2.54cm"/>
      </ns1:list-level-style-number>
      <ns1:list-level-style-number ns2:num-format="1" ns2:num-prefix=" " ns2:num-suffix=" " ns1:display-levels="5" ns1:level="5" ns1:style-name="Numbering_20_Symbols">
        <ns2:list-level-properties ns1:min-label-width="0.635cm" ns1:space-before="3.175cm"/>
      </ns1:list-level-style-number>
      <ns1:list-level-style-number ns2:num-format="1" ns2:num-prefix=" " ns2:num-suffix=" " ns1:display-levels="6" ns1:level="6" ns1:style-name="Numbering_20_Symbols">
        <ns2:list-level-properties ns1:min-label-width="0.635cm" ns1:space-before="3.81cm"/>
      </ns1:list-level-style-number>
      <ns1:list-level-style-number ns2:num-format="1" ns2:num-prefix=" " ns2:num-suffix=" " ns1:display-levels="7" ns1:level="7" ns1:style-name="Numbering_20_Symbols">
        <ns2:list-level-properties ns1:min-label-width="0.635cm" ns1:space-before="4.445cm"/>
      </ns1:list-level-style-number>
      <ns1:list-level-style-number ns2:num-format="1" ns2:num-prefix=" " ns2:num-suffix=" " ns1:display-levels="8" ns1:level="8" ns1:style-name="Numbering_20_Symbols">
        <ns2:list-level-properties ns1:min-label-width="0.635cm" ns1:space-before="5.08cm"/>
      </ns1:list-level-style-number>
      <ns1:list-level-style-number ns2:num-format="1" ns2:num-prefix=" " ns2:num-suffix=" " ns1:display-levels="9" ns1:level="9" ns1:style-name="Numbering_20_Symbols">
        <ns2:list-level-properties ns1:min-label-width="0.635cm" ns1:space-before="5.715cm"/>
      </ns1:list-level-style-number>
      <ns1:list-level-style-number ns2:num-format="1" ns2:num-prefix=" " ns2:num-suffix=" " ns1:display-levels="10" ns1:level="10" ns1:style-name="Numbering_20_Symbols">
        <ns2:list-level-properties ns1:min-label-width="0.635cm" ns1:space-before="6.35cm"/>
      </ns1:list-level-style-number>
    </ns1:list-style>
    <ns1:list-style xmlns:ns1="urn:oasis:names:tc:opendocument:xmlns:text:1.0" xmlns:ns2="urn:oasis:names:tc:opendocument:xmlns:style:1.0" ns2:name="rststyle-tocbulletlist">
      <ns1:list-level-style-bullet ns2:num-prefix=" " ns1:bullet-char="●" ns1:level="1" ns1:style-name="Bullet_20_Symbols">
        <ns2:list-level-properties ns1:min-label-width="0.635cm" ns1:space-before="0.635cm"/>
        <ns2:text-properties ns2:font-name="StarSymbol"/>
      </ns1:list-level-style-bullet>
      <ns1:list-level-style-bullet ns2:num-prefix=" " ns1:bullet-char="●" ns1:level="2" ns1:style-name="Bullet_20_Symbols">
        <ns2:list-level-properties ns1:min-label-width="0.635cm" ns1:space-before="1.27cm"/>
        <ns2:text-properties ns2:font-name="StarSymbol"/>
      </ns1:list-level-style-bullet>
      <ns1:list-level-style-bullet ns2:num-prefix=" " ns1:bullet-char="●" ns1:level="3" ns1:style-name="Bullet_20_Symbols">
        <ns2:list-level-properties ns1:min-label-width="0.635cm" ns1:space-before="1.905cm"/>
        <ns2:text-properties ns2:font-name="StarSymbol"/>
      </ns1:list-level-style-bullet>
      <ns1:list-level-style-bullet ns2:num-prefix=" " ns1:bullet-char="●" ns1:level="4" ns1:style-name="Bullet_20_Symbols">
        <ns2:list-level-properties ns1:min-label-width="0.635cm" ns1:space-before="2.54cm"/>
        <ns2:text-properties ns2:font-name="StarSymbol"/>
      </ns1:list-level-style-bullet>
      <ns1:list-level-style-bullet ns2:num-prefix=" " ns1:bullet-char="●" ns1:level="5" ns1:style-name="Bullet_20_Symbols">
        <ns2:list-level-properties ns1:min-label-width="0.635cm" ns1:space-before="3.175cm"/>
        <ns2:text-properties ns2:font-name="StarSymbol"/>
      </ns1:list-level-style-bullet>
      <ns1:list-level-style-bullet ns2:num-prefix=" " ns1:bullet-char="●" ns1:level="6" ns1:style-name="Bullet_20_Symbols">
        <ns2:list-level-properties ns1:min-label-width="0.635cm" ns1:space-before="3.81cm"/>
        <ns2:text-properties ns2:font-name="StarSymbol"/>
      </ns1:list-level-style-bullet>
      <ns1:list-level-style-bullet ns2:num-prefix=" " ns1:bullet-char="●" ns1:level="7" ns1:style-name="Bullet_20_Symbols">
        <ns2:list-level-properties ns1:min-label-width="0.635cm" ns1:space-before="4.445cm"/>
        <ns2:text-properties ns2:font-name="StarSymbol"/>
      </ns1:list-level-style-bullet>
      <ns1:list-level-style-bullet ns2:num-prefix=" " ns1:bullet-char="●" ns1:level="8" ns1:style-name="Bullet_20_Symbols">
        <ns2:list-level-properties ns1:min-label-width="0.635cm" ns1:space-before="5.08cm"/>
        <ns2:text-properties ns2:font-name="StarSymbol"/>
      </ns1:list-level-style-bullet>
      <ns1:list-level-style-bullet ns2:num-prefix=" " ns1:bullet-char="●" ns1:level="9" ns1:style-name="Bullet_20_Symbols">
        <ns2:list-level-properties ns1:min-label-width="0.635cm" ns1:space-before="5.715cm"/>
        <ns2:text-properties ns2:font-name="StarSymbol"/>
      </ns1:list-level-style-bullet>
      <ns1:list-level-style-bullet ns2:num-prefix=" " ns1:bullet-char="●" ns1:level="10" ns1:style-name="Bullet_20_Symbols">
        <ns2:list-level-properties ns1:min-label-width="0.635cm" ns1:space-before="6.35cm"/>
        <ns2:text-properties ns2:font-name="StarSymbol"/>
      </ns1:list-level-style-bullet>
    </ns1:list-style>
    <ns1:list-style xmlns:ns1="urn:oasis:names:tc:opendocument:xmlns:text:1.0" xmlns:ns2="urn:oasis:names:tc:opendocument:xmlns:style:1.0" ns2:name="rststyle-blockquote-bulletlist">
      <ns1:list-level-style-bullet ns1:bullet-char="●" ns1:level="1" ns1:style-name="Bullet_20_Symbols">
        <ns2:list-level-properties ns1:min-label-width="0.635cm" ns1:space-before="0.635cm"/>
        <ns2:text-properties ns2:font-name="StarSymbol"/>
      </ns1:list-level-style-bullet>
      <ns1:list-level-style-bullet ns1:bullet-char="●" ns1:level="2" ns1:style-name="Bullet_20_Symbols">
        <ns2:list-level-properties ns1:min-label-width="0.635cm" ns1:space-before="1.27cm"/>
        <ns2:text-properties ns2:font-name="StarSymbol"/>
      </ns1:list-level-style-bullet>
      <ns1:list-level-style-bullet ns1:bullet-char="●" ns1:level="3" ns1:style-name="Bullet_20_Symbols">
        <ns2:list-level-properties ns1:min-label-width="0.635cm" ns1:space-before="1.905cm"/>
        <ns2:text-properties ns2:font-name="StarSymbol"/>
      </ns1:list-level-style-bullet>
      <ns1:list-level-style-bullet ns1:bullet-char="●" ns1:level="4" ns1:style-name="Bullet_20_Symbols">
        <ns2:list-level-properties ns1:min-label-width="0.635cm" ns1:space-before="2.54cm"/>
        <ns2:text-properties ns2:font-name="StarSymbol"/>
      </ns1:list-level-style-bullet>
      <ns1:list-level-style-bullet ns1:bullet-char="●" ns1:level="5" ns1:style-name="Bullet_20_Symbols">
        <ns2:list-level-properties ns1:min-label-width="0.635cm" ns1:space-before="3.175cm"/>
        <ns2:text-properties ns2:font-name="StarSymbol"/>
      </ns1:list-level-style-bullet>
      <ns1:list-level-style-bullet ns1:bullet-char="●" ns1:level="6" ns1:style-name="Bullet_20_Symbols">
        <ns2:list-level-properties ns1:min-label-width="0.635cm" ns1:space-before="3.81cm"/>
        <ns2:text-properties ns2:font-name="StarSymbol"/>
      </ns1:list-level-style-bullet>
      <ns1:list-level-style-bullet ns1:bullet-char="●" ns1:level="7" ns1:style-name="Bullet_20_Symbols">
        <ns2:list-level-properties ns1:min-label-width="0.635cm" ns1:space-before="4.445cm"/>
        <ns2:text-properties ns2:font-name="StarSymbol"/>
      </ns1:list-level-style-bullet>
      <ns1:list-level-style-bullet ns1:bullet-char="●" ns1:level="8" ns1:style-name="Bullet_20_Symbols">
        <ns2:list-level-properties ns1:min-label-width="0.635cm" ns1:space-before="5.08cm"/>
        <ns2:text-properties ns2:font-name="StarSymbol"/>
      </ns1:list-level-style-bullet>
      <ns1:list-level-style-bullet ns1:bullet-char="●" ns1:level="9" ns1:style-name="Bullet_20_Symbols">
        <ns2:list-level-properties ns1:min-label-width="0.635cm" ns1:space-before="5.715cm"/>
        <ns2:text-properties ns2:font-name="StarSymbol"/>
      </ns1:list-level-style-bullet>
      <ns1:list-level-style-bullet ns1:bullet-char="●" ns1:level="10" ns1:style-name="Bullet_20_Symbols">
        <ns2:list-level-properties ns1:min-label-width="0.635cm" ns1:space-before="6.35cm"/>
        <ns2:text-properties ns2:font-name="StarSymbol"/>
      </ns1:list-level-style-bullet>
    </ns1:list-style>
    <ns1:list-style xmlns:ns1="urn:oasis:names:tc:opendocument:xmlns:text:1.0" xmlns:ns2="urn:oasis:names:tc:opendocument:xmlns:style:1.0" ns2:name="rststyle-blockquote-enumlist">
      <ns1:list-level-style-number ns2:num-format="1" ns2:num-suffix="." ns1:level="1">
        <ns2:list-level-properties ns1:min-label-width="0.635cm" ns1:space-before="0.635cm"/>
      </ns1:list-level-style-number>
      <ns1:list-level-style-number ns2:num-format="1" ns2:num-suffix="." ns1:level="2">
        <ns2:list-level-properties ns1:min-label-width="0.635cm" ns1:space-before="1.27cm"/>
      </ns1:list-level-style-number>
      <ns1:list-level-style-number ns2:num-format="1" ns2:num-suffix="." ns1:level="3">
        <ns2:list-level-properties ns1:min-label-width="0.635cm" ns1:space-before="1.905cm"/>
      </ns1:list-level-style-number>
      <ns1:list-level-style-number ns2:num-format="1" ns2:num-suffix="." ns1:level="4">
        <ns2:list-level-properties ns1:min-label-width="0.635cm" ns1:space-before="2.54cm"/>
      </ns1:list-level-style-number>
      <ns1:list-level-style-number ns2:num-format="1" ns2:num-suffix="." ns1:level="5">
        <ns2:list-level-properties ns1:min-label-width="0.635cm" ns1:space-before="3.175cm"/>
      </ns1:list-level-style-number>
      <ns1:list-level-style-number ns2:num-format="1" ns2:num-suffix="." ns1:level="6">
        <ns2:list-level-properties ns1:min-label-width="0.635cm" ns1:space-before="3.81cm"/>
      </ns1:list-level-style-number>
      <ns1:list-level-style-number ns2:num-format="1" ns2:num-suffix="." ns1:level="7">
        <ns2:list-level-properties ns1:min-label-width="0.635cm" ns1:space-before="4.445cm"/>
      </ns1:list-level-style-number>
      <ns1:list-level-style-number ns2:num-format="1" ns2:num-suffix="." ns1:level="8">
        <ns2:list-level-properties ns1:min-label-width="0.635cm" ns1:space-before="5.08cm"/>
      </ns1:list-level-style-number>
      <ns1:list-level-style-number ns2:num-format="1" ns2:num-suffix="." ns1:level="9">
        <ns2:list-level-properties ns1:min-label-width="0.635cm" ns1:space-before="5.715cm"/>
      </ns1:list-level-style-number>
      <ns1:list-level-style-number ns2:num-format="1" ns2:num-suffix="." ns1:level="10">
        <ns2:list-level-properties ns1:min-label-width="0.635cm" ns1:space-before="6.35cm"/>
      </ns1:list-level-style-number>
    </ns1:list-style>
    <ns1:list-style xmlns:ns1="urn:oasis:names:tc:opendocument:xmlns:text:1.0" xmlns:ns2="urn:oasis:names:tc:opendocument:xmlns:style:1.0" ns2:name="rststyle-highlights-bulletlist">
      <ns1:list-level-style-bullet ns1:bullet-char="●" ns1:level="1" ns1:style-name="Bullet_20_Symbols">
        <ns2:list-level-properties ns1:min-label-width="0.635cm" ns1:space-before="0.635cm"/>
        <ns2:text-properties ns2:font-name="StarSymbol"/>
      </ns1:list-level-style-bullet>
      <ns1:list-level-style-bullet ns1:bullet-char="●" ns1:level="2" ns1:style-name="Bullet_20_Symbols">
        <ns2:list-level-properties ns1:min-label-width="0.635cm" ns1:space-before="1.27cm"/>
        <ns2:text-properties ns2:font-name="StarSymbol"/>
      </ns1:list-level-style-bullet>
      <ns1:list-level-style-bullet ns1:bullet-char="●" ns1:level="3" ns1:style-name="Bullet_20_Symbols">
        <ns2:list-level-properties ns1:min-label-width="0.635cm" ns1:space-before="1.905cm"/>
        <ns2:text-properties ns2:font-name="StarSymbol"/>
      </ns1:list-level-style-bullet>
      <ns1:list-level-style-bullet ns1:bullet-char="●" ns1:level="4" ns1:style-name="Bullet_20_Symbols">
        <ns2:list-level-properties ns1:min-label-width="0.635cm" ns1:space-before="2.54cm"/>
        <ns2:text-properties ns2:font-name="StarSymbol"/>
      </ns1:list-level-style-bullet>
      <ns1:list-level-style-bullet ns1:bullet-char="●" ns1:level="5" ns1:style-name="Bullet_20_Symbols">
        <ns2:list-level-properties ns1:min-label-width="0.635cm" ns1:space-before="3.175cm"/>
        <ns2:text-properties ns2:font-name="StarSymbol"/>
      </ns1:list-level-style-bullet>
      <ns1:list-level-style-bullet ns1:bullet-char="●" ns1:level="6" ns1:style-name="Bullet_20_Symbols">
        <ns2:list-level-properties ns1:min-label-width="0.635cm" ns1:space-before="3.81cm"/>
        <ns2:text-properties ns2:font-name="StarSymbol"/>
      </ns1:list-level-style-bullet>
      <ns1:list-level-style-bullet ns1:bullet-char="●" ns1:level="7" ns1:style-name="Bullet_20_Symbols">
        <ns2:list-level-properties ns1:min-label-width="0.635cm" ns1:space-before="4.445cm"/>
        <ns2:text-properties ns2:font-name="StarSymbol"/>
      </ns1:list-level-style-bullet>
      <ns1:list-level-style-bullet ns1:bullet-char="●" ns1:level="8" ns1:style-name="Bullet_20_Symbols">
        <ns2:list-level-properties ns1:min-label-width="0.635cm" ns1:space-before="5.08cm"/>
        <ns2:text-properties ns2:font-name="StarSymbol"/>
      </ns1:list-level-style-bullet>
      <ns1:list-level-style-bullet ns1:bullet-char="●" ns1:level="9" ns1:style-name="Bullet_20_Symbols">
        <ns2:list-level-properties ns1:min-label-width="0.635cm" ns1:space-before="5.715cm"/>
        <ns2:text-properties ns2:font-name="StarSymbol"/>
      </ns1:list-level-style-bullet>
      <ns1:list-level-style-bullet ns1:bullet-char="●" ns1:level="10" ns1:style-name="Bullet_20_Symbols">
        <ns2:list-level-properties ns1:min-label-width="0.635cm" ns1:space-before="6.35cm"/>
        <ns2:text-properties ns2:font-name="StarSymbol"/>
      </ns1:list-level-style-bullet>
    </ns1:list-style>
    <ns1:list-style xmlns:ns1="urn:oasis:names:tc:opendocument:xmlns:text:1.0" xmlns:ns2="urn:oasis:names:tc:opendocument:xmlns:style:1.0" ns2:name="rststyle-highlights-enumlist">
      <ns1:list-level-style-number ns2:num-format="1" ns2:num-suffix="." ns1:level="1">
        <ns2:list-level-properties ns1:min-label-width="0.635cm" ns1:space-before="0.635cm"/>
      </ns1:list-level-style-number>
      <ns1:list-level-style-number ns2:num-format="1" ns2:num-suffix="." ns1:level="2">
        <ns2:list-level-properties ns1:min-label-width="0.635cm" ns1:space-before="1.27cm"/>
      </ns1:list-level-style-number>
      <ns1:list-level-style-number ns2:num-format="1" ns2:num-suffix="." ns1:level="3">
        <ns2:list-level-properties ns1:min-label-width="0.635cm" ns1:space-before="1.905cm"/>
      </ns1:list-level-style-number>
      <ns1:list-level-style-number ns2:num-format="1" ns2:num-suffix="." ns1:level="4">
        <ns2:list-level-properties ns1:min-label-width="0.635cm" ns1:space-before="2.54cm"/>
      </ns1:list-level-style-number>
      <ns1:list-level-style-number ns2:num-format="1" ns2:num-suffix="." ns1:level="5">
        <ns2:list-level-properties ns1:min-label-width="0.635cm" ns1:space-before="3.175cm"/>
      </ns1:list-level-style-number>
      <ns1:list-level-style-number ns2:num-format="1" ns2:num-suffix="." ns1:level="6">
        <ns2:list-level-properties ns1:min-label-width="0.635cm" ns1:space-before="3.81cm"/>
      </ns1:list-level-style-number>
      <ns1:list-level-style-number ns2:num-format="1" ns2:num-suffix="." ns1:level="7">
        <ns2:list-level-properties ns1:min-label-width="0.635cm" ns1:space-before="4.445cm"/>
      </ns1:list-level-style-number>
      <ns1:list-level-style-number ns2:num-format="1" ns2:num-suffix="." ns1:level="8">
        <ns2:list-level-properties ns1:min-label-width="0.635cm" ns1:space-before="5.08cm"/>
      </ns1:list-level-style-number>
      <ns1:list-level-style-number ns2:num-format="1" ns2:num-suffix="." ns1:level="9">
        <ns2:list-level-properties ns1:min-label-width="0.635cm" ns1:space-before="5.715cm"/>
      </ns1:list-level-style-number>
      <ns1:list-level-style-number ns2:num-format="1" ns2:num-suffix="." ns1:level="10">
        <ns2:list-level-properties ns1:min-label-width="0.635cm" ns1:space-before="6.35cm"/>
      </ns1:list-level-style-number>
    </ns1:list-style>
    <ns1:list-style xmlns:ns1="urn:oasis:names:tc:opendocument:xmlns:text:1.0" xmlns:ns2="urn:oasis:names:tc:opendocument:xmlns:style:1.0" ns2:name="rststyle-epigraph-bulletlist">
      <ns1:list-level-style-bullet ns1:bullet-char="●" ns1:level="1" ns1:style-name="Bullet_20_Symbols">
        <ns2:list-level-properties ns1:min-label-width="0.635cm" ns1:space-before="0.635cm"/>
        <ns2:text-properties ns2:font-name="StarSymbol"/>
      </ns1:list-level-style-bullet>
      <ns1:list-level-style-bullet ns1:bullet-char="●" ns1:level="2" ns1:style-name="Bullet_20_Symbols">
        <ns2:list-level-properties ns1:min-label-width="0.635cm" ns1:space-before="1.27cm"/>
        <ns2:text-properties ns2:font-name="StarSymbol"/>
      </ns1:list-level-style-bullet>
      <ns1:list-level-style-bullet ns1:bullet-char="●" ns1:level="3" ns1:style-name="Bullet_20_Symbols">
        <ns2:list-level-properties ns1:min-label-width="0.635cm" ns1:space-before="1.905cm"/>
        <ns2:text-properties ns2:font-name="StarSymbol"/>
      </ns1:list-level-style-bullet>
      <ns1:list-level-style-bullet ns1:bullet-char="●" ns1:level="4" ns1:style-name="Bullet_20_Symbols">
        <ns2:list-level-properties ns1:min-label-width="0.635cm" ns1:space-before="2.54cm"/>
        <ns2:text-properties ns2:font-name="StarSymbol"/>
      </ns1:list-level-style-bullet>
      <ns1:list-level-style-bullet ns1:bullet-char="●" ns1:level="5" ns1:style-name="Bullet_20_Symbols">
        <ns2:list-level-properties ns1:min-label-width="0.635cm" ns1:space-before="3.175cm"/>
        <ns2:text-properties ns2:font-name="StarSymbol"/>
      </ns1:list-level-style-bullet>
      <ns1:list-level-style-bullet ns1:bullet-char="●" ns1:level="6" ns1:style-name="Bullet_20_Symbols">
        <ns2:list-level-properties ns1:min-label-width="0.635cm" ns1:space-before="3.81cm"/>
        <ns2:text-properties ns2:font-name="StarSymbol"/>
      </ns1:list-level-style-bullet>
      <ns1:list-level-style-bullet ns1:bullet-char="●" ns1:level="7" ns1:style-name="Bullet_20_Symbols">
        <ns2:list-level-properties ns1:min-label-width="0.635cm" ns1:space-before="4.445cm"/>
        <ns2:text-properties ns2:font-name="StarSymbol"/>
      </ns1:list-level-style-bullet>
      <ns1:list-level-style-bullet ns1:bullet-char="●" ns1:level="8" ns1:style-name="Bullet_20_Symbols">
        <ns2:list-level-properties ns1:min-label-width="0.635cm" ns1:space-before="5.08cm"/>
        <ns2:text-properties ns2:font-name="StarSymbol"/>
      </ns1:list-level-style-bullet>
      <ns1:list-level-style-bullet ns1:bullet-char="●" ns1:level="9" ns1:style-name="Bullet_20_Symbols">
        <ns2:list-level-properties ns1:min-label-width="0.635cm" ns1:space-before="5.715cm"/>
        <ns2:text-properties ns2:font-name="StarSymbol"/>
      </ns1:list-level-style-bullet>
      <ns1:list-level-style-bullet ns1:bullet-char="●" ns1:level="10" ns1:style-name="Bullet_20_Symbols">
        <ns2:list-level-properties ns1:min-label-width="0.635cm" ns1:space-before="6.35cm"/>
        <ns2:text-properties ns2:font-name="StarSymbol"/>
      </ns1:list-level-style-bullet>
    </ns1:list-style>
    <ns1:list-style xmlns:ns1="urn:oasis:names:tc:opendocument:xmlns:text:1.0" xmlns:ns2="urn:oasis:names:tc:opendocument:xmlns:style:1.0" ns2:name="rststyle-epigraph-enumlist">
      <ns1:list-level-style-number ns2:num-format="1" ns2:num-suffix="." ns1:level="1">
        <ns2:list-level-properties ns1:min-label-width="0.635cm" ns1:space-before="0.635cm"/>
      </ns1:list-level-style-number>
      <ns1:list-level-style-number ns2:num-format="1" ns2:num-suffix="." ns1:level="2">
        <ns2:list-level-properties ns1:min-label-width="0.635cm" ns1:space-before="1.27cm"/>
      </ns1:list-level-style-number>
      <ns1:list-level-style-number ns2:num-format="1" ns2:num-suffix="." ns1:level="3">
        <ns2:list-level-properties ns1:min-label-width="0.635cm" ns1:space-before="1.905cm"/>
      </ns1:list-level-style-number>
      <ns1:list-level-style-number ns2:num-format="1" ns2:num-suffix="." ns1:level="4">
        <ns2:list-level-properties ns1:min-label-width="0.635cm" ns1:space-before="2.54cm"/>
      </ns1:list-level-style-number>
      <ns1:list-level-style-number ns2:num-format="1" ns2:num-suffix="." ns1:level="5">
        <ns2:list-level-properties ns1:min-label-width="0.635cm" ns1:space-before="3.175cm"/>
      </ns1:list-level-style-number>
      <ns1:list-level-style-number ns2:num-format="1" ns2:num-suffix="." ns1:level="6">
        <ns2:list-level-properties ns1:min-label-width="0.635cm" ns1:space-before="3.81cm"/>
      </ns1:list-level-style-number>
      <ns1:list-level-style-number ns2:num-format="1" ns2:num-suffix="." ns1:level="7">
        <ns2:list-level-properties ns1:min-label-width="0.635cm" ns1:space-before="4.445cm"/>
      </ns1:list-level-style-number>
      <ns1:list-level-style-number ns2:num-format="1" ns2:num-suffix="." ns1:level="8">
        <ns2:list-level-properties ns1:min-label-width="0.635cm" ns1:space-before="5.08cm"/>
      </ns1:list-level-style-number>
      <ns1:list-level-style-number ns2:num-format="1" ns2:num-suffix="." ns1:level="9">
        <ns2:list-level-properties ns1:min-label-width="0.635cm" ns1:space-before="5.715cm"/>
      </ns1:list-level-style-number>
      <ns1:list-level-style-number ns2:num-format="1" ns2:num-suffix="." ns1:level="10">
        <ns2:list-level-properties ns1:min-label-width="0.635cm" ns1:space-before="6.35cm"/>
      </ns1:list-level-style-number>
    </ns1:list-style>
    <ns1:list-style xmlns:ns1="urn:oasis:names:tc:opendocument:xmlns:text:1.0" xmlns:ns2="urn:oasis:names:tc:opendocument:xmlns:style:1.0" ns2:name="rststyle-enumlist-arabic">
      <ns1:list-level-style-number ns2:num-format="1" ns2:num-suffix="." ns1:level="1">
        <ns2:list-level-properties ns1:min-label-width="0.635cm" ns1:space-before="0.635cm"/>
      </ns1:list-level-style-number>
      <ns1:list-level-style-number ns2:num-format="1" ns2:num-suffix="." ns1:level="2">
        <ns2:list-level-properties ns1:min-label-width="0.635cm" ns1:space-before="1.27cm"/>
      </ns1:list-level-style-number>
      <ns1:list-level-style-number ns2:num-format="1" ns2:num-suffix="." ns1:level="3">
        <ns2:list-level-properties ns1:min-label-width="0.635cm" ns1:space-before="1.905cm"/>
      </ns1:list-level-style-number>
      <ns1:list-level-style-number ns2:num-format="1" ns2:num-suffix="." ns1:level="4">
        <ns2:list-level-properties ns1:min-label-width="0.635cm" ns1:space-before="2.54cm"/>
      </ns1:list-level-style-number>
      <ns1:list-level-style-number ns2:num-format="1" ns2:num-suffix="." ns1:level="5">
        <ns2:list-level-properties ns1:min-label-width="0.635cm" ns1:space-before="3.175cm"/>
      </ns1:list-level-style-number>
      <ns1:list-level-style-number ns2:num-format="1" ns2:num-suffix="." ns1:level="6">
        <ns2:list-level-properties ns1:min-label-width="0.635cm" ns1:space-before="3.81cm"/>
      </ns1:list-level-style-number>
      <ns1:list-level-style-number ns2:num-format="1" ns2:num-suffix="." ns1:level="7">
        <ns2:list-level-properties ns1:min-label-width="0.635cm" ns1:space-before="4.445cm"/>
      </ns1:list-level-style-number>
      <ns1:list-level-style-number ns2:num-format="1" ns2:num-suffix="." ns1:level="8">
        <ns2:list-level-properties ns1:min-label-width="0.635cm" ns1:space-before="5.08cm"/>
      </ns1:list-level-style-number>
      <ns1:list-level-style-number ns2:num-format="1" ns2:num-suffix="." ns1:level="9">
        <ns2:list-level-properties ns1:min-label-width="0.635cm" ns1:space-before="5.715cm"/>
      </ns1:list-level-style-number>
      <ns1:list-level-style-number ns2:num-format="1" ns2:num-suffix="." ns1:level="10">
        <ns2:list-level-properties ns1:min-label-width="0.635cm" ns1:space-before="6.35cm"/>
      </ns1:list-level-style-number>
    </ns1:list-style>
    <ns1:list-style xmlns:ns1="urn:oasis:names:tc:opendocument:xmlns:text:1.0" xmlns:ns2="urn:oasis:names:tc:opendocument:xmlns:style:1.0" ns2:name="rststyle-enumlist-loweralpha">
      <ns1:list-level-style-number ns2:num-format="a" ns2:num-suffix=")" ns1:level="1">
        <ns2:list-level-properties ns1:min-label-width="0.635cm" ns1:space-before="0.635cm"/>
      </ns1:list-level-style-number>
      <ns1:list-level-style-number ns2:num-format="a" ns2:num-suffix=")" ns1:level="2">
        <ns2:list-level-properties ns1:min-label-width="0.635cm" ns1:space-before="1.27cm"/>
      </ns1:list-level-style-number>
      <ns1:list-level-style-number ns2:num-format="a" ns2:num-suffix=")" ns1:level="3">
        <ns2:list-level-properties ns1:min-label-width="0.635cm" ns1:space-before="1.905cm"/>
      </ns1:list-level-style-number>
      <ns1:list-level-style-number ns2:num-format="a" ns2:num-suffix=")" ns1:level="4">
        <ns2:list-level-properties ns1:min-label-width="0.635cm" ns1:space-before="2.54cm"/>
      </ns1:list-level-style-number>
      <ns1:list-level-style-number ns2:num-format="a" ns2:num-suffix=")" ns1:level="5">
        <ns2:list-level-properties ns1:min-label-width="0.635cm" ns1:space-before="3.175cm"/>
      </ns1:list-level-style-number>
      <ns1:list-level-style-number ns2:num-format="a" ns2:num-suffix=")" ns1:level="6">
        <ns2:list-level-properties ns1:min-label-width="0.635cm" ns1:space-before="3.81cm"/>
      </ns1:list-level-style-number>
      <ns1:list-level-style-number ns2:num-format="a" ns2:num-suffix=")" ns1:level="7">
        <ns2:list-level-properties ns1:min-label-width="0.635cm" ns1:space-before="4.445cm"/>
      </ns1:list-level-style-number>
      <ns1:list-level-style-number ns2:num-format="a" ns2:num-suffix=")" ns1:level="8">
        <ns2:list-level-properties ns1:min-label-width="0.635cm" ns1:space-before="5.08cm"/>
      </ns1:list-level-style-number>
      <ns1:list-level-style-number ns2:num-format="a" ns2:num-suffix=")" ns1:level="9">
        <ns2:list-level-properties ns1:min-label-width="0.635cm" ns1:space-before="5.715cm"/>
      </ns1:list-level-style-number>
      <ns1:list-level-style-number ns2:num-format="a" ns2:num-suffix=")" ns1:level="10">
        <ns2:list-level-properties ns1:min-label-width="0.635cm" ns1:space-before="6.35cm"/>
      </ns1:list-level-style-number>
    </ns1:list-style>
    <ns1:list-style xmlns:ns1="urn:oasis:names:tc:opendocument:xmlns:text:1.0" xmlns:ns2="urn:oasis:names:tc:opendocument:xmlns:style:1.0" ns2:name="rststyle-enumlist-lowerroman">
      <ns1:list-level-style-number ns2:num-format="i" ns2:num-suffix="." ns1:level="1">
        <ns2:list-level-properties ns1:min-label-width="0.635cm" ns1:space-before="0.635cm"/>
      </ns1:list-level-style-number>
      <ns1:list-level-style-number ns2:num-format="i" ns2:num-suffix="." ns1:level="2">
        <ns2:list-level-properties ns1:min-label-width="0.635cm" ns1:space-before="1.27cm"/>
      </ns1:list-level-style-number>
      <ns1:list-level-style-number ns2:num-format="i" ns2:num-suffix="." ns1:level="3">
        <ns2:list-level-properties ns1:min-label-width="0.635cm" ns1:space-before="1.905cm"/>
      </ns1:list-level-style-number>
      <ns1:list-level-style-number ns2:num-format="i" ns2:num-suffix="." ns1:level="4">
        <ns2:list-level-properties ns1:min-label-width="0.635cm" ns1:space-before="2.54cm"/>
      </ns1:list-level-style-number>
      <ns1:list-level-style-number ns2:num-format="i" ns2:num-suffix="." ns1:level="5">
        <ns2:list-level-properties ns1:min-label-width="0.635cm" ns1:space-before="3.175cm"/>
      </ns1:list-level-style-number>
      <ns1:list-level-style-number ns2:num-format="i" ns2:num-suffix="." ns1:level="6">
        <ns2:list-level-properties ns1:min-label-width="0.635cm" ns1:space-before="3.81cm"/>
      </ns1:list-level-style-number>
      <ns1:list-level-style-number ns2:num-format="i" ns2:num-suffix="." ns1:level="7">
        <ns2:list-level-properties ns1:min-label-width="0.635cm" ns1:space-before="4.445cm"/>
      </ns1:list-level-style-number>
      <ns1:list-level-style-number ns2:num-format="i" ns2:num-suffix="." ns1:level="8">
        <ns2:list-level-properties ns1:min-label-width="0.635cm" ns1:space-before="5.08cm"/>
      </ns1:list-level-style-number>
      <ns1:list-level-style-number ns2:num-format="i" ns2:num-suffix="." ns1:level="9">
        <ns2:list-level-properties ns1:min-label-width="0.635cm" ns1:space-before="5.715cm"/>
      </ns1:list-level-style-number>
      <ns1:list-level-style-number ns2:num-format="i" ns2:num-suffix="." ns1:level="10">
        <ns2:list-level-properties ns1:min-label-width="0.635cm" ns1:space-before="6.35cm"/>
      </ns1:list-level-style-number>
    </ns1:list-style>
    <ns1:list-style xmlns:ns1="urn:oasis:names:tc:opendocument:xmlns:text:1.0" xmlns:ns2="urn:oasis:names:tc:opendocument:xmlns:style:1.0" ns2:name="rststyle-enumlist-upperalpha">
      <ns1:list-level-style-number ns2:num-format="A" ns2:num-suffix=")" ns1:level="1">
        <ns2:list-level-properties ns1:min-label-width="0.635cm" ns1:space-before="0.635cm"/>
      </ns1:list-level-style-number>
      <ns1:list-level-style-number ns2:num-format="A" ns2:num-suffix=")" ns1:level="2">
        <ns2:list-level-properties ns1:min-label-width="0.635cm" ns1:space-before="1.27cm"/>
      </ns1:list-level-style-number>
      <ns1:list-level-style-number ns2:num-format="A" ns2:num-suffix=")" ns1:level="3">
        <ns2:list-level-properties ns1:min-label-width="0.635cm" ns1:space-before="1.905cm"/>
      </ns1:list-level-style-number>
      <ns1:list-level-style-number ns2:num-format="A" ns2:num-suffix=")" ns1:level="4">
        <ns2:list-level-properties ns1:min-label-width="0.635cm" ns1:space-before="2.54cm"/>
      </ns1:list-level-style-number>
      <ns1:list-level-style-number ns2:num-format="A" ns2:num-suffix=")" ns1:level="5">
        <ns2:list-level-properties ns1:min-label-width="0.635cm" ns1:space-before="3.175cm"/>
      </ns1:list-level-style-number>
      <ns1:list-level-style-number ns2:num-format="A" ns2:num-suffix=")" ns1:level="6">
        <ns2:list-level-properties ns1:min-label-width="0.635cm" ns1:space-before="3.81cm"/>
      </ns1:list-level-style-number>
      <ns1:list-level-style-number ns2:num-format="A" ns2:num-suffix=")" ns1:level="7">
        <ns2:list-level-properties ns1:min-label-width="0.635cm" ns1:space-before="4.445cm"/>
      </ns1:list-level-style-number>
      <ns1:list-level-style-number ns2:num-format="A" ns2:num-suffix=")" ns1:level="8">
        <ns2:list-level-properties ns1:min-label-width="0.635cm" ns1:space-before="5.08cm"/>
      </ns1:list-level-style-number>
      <ns1:list-level-style-number ns2:num-format="A" ns2:num-suffix=")" ns1:level="9">
        <ns2:list-level-properties ns1:min-label-width="0.635cm" ns1:space-before="5.715cm"/>
      </ns1:list-level-style-number>
      <ns1:list-level-style-number ns2:num-format="A" ns2:num-suffix=")" ns1:level="10">
        <ns2:list-level-properties ns1:min-label-width="0.635cm" ns1:space-before="6.35cm"/>
      </ns1:list-level-style-number>
    </ns1:list-style>
    <ns1:list-style xmlns:ns1="urn:oasis:names:tc:opendocument:xmlns:text:1.0" xmlns:ns2="urn:oasis:names:tc:opendocument:xmlns:style:1.0" ns2:name="rststyle-enumlist-upperroman">
      <ns1:list-level-style-number ns2:num-format="I" ns2:num-suffix="." ns1:level="1">
        <ns2:list-level-properties ns1:min-label-width="0.635cm" ns1:space-before="0.635cm"/>
      </ns1:list-level-style-number>
      <ns1:list-level-style-number ns2:num-format="I" ns2:num-suffix="." ns1:level="2">
        <ns2:list-level-properties ns1:min-label-width="0.635cm" ns1:space-before="1.27cm"/>
      </ns1:list-level-style-number>
      <ns1:list-level-style-number ns2:num-format="I" ns2:num-suffix="." ns1:level="3">
        <ns2:list-level-properties ns1:min-label-width="0.635cm" ns1:space-before="1.905cm"/>
      </ns1:list-level-style-number>
      <ns1:list-level-style-number ns2:num-format="I" ns2:num-suffix="." ns1:level="4">
        <ns2:list-level-properties ns1:min-label-width="0.635cm" ns1:space-before="2.54cm"/>
      </ns1:list-level-style-number>
      <ns1:list-level-style-number ns2:num-format="I" ns2:num-suffix="." ns1:level="5">
        <ns2:list-level-properties ns1:min-label-width="0.635cm" ns1:space-before="3.175cm"/>
      </ns1:list-level-style-number>
      <ns1:list-level-style-number ns2:num-format="I" ns2:num-suffix="." ns1:level="6">
        <ns2:list-level-properties ns1:min-label-width="0.635cm" ns1:space-before="3.81cm"/>
      </ns1:list-level-style-number>
      <ns1:list-level-style-number ns2:num-format="I" ns2:num-suffix="." ns1:level="7">
        <ns2:list-level-properties ns1:min-label-width="0.635cm" ns1:space-before="4.445cm"/>
      </ns1:list-level-style-number>
      <ns1:list-level-style-number ns2:num-format="I" ns2:num-suffix="." ns1:level="8">
        <ns2:list-level-properties ns1:min-label-width="0.635cm" ns1:space-before="5.08cm"/>
      </ns1:list-level-style-number>
      <ns1:list-level-style-number ns2:num-format="I" ns2:num-suffix="." ns1:level="9">
        <ns2:list-level-properties ns1:min-label-width="0.635cm" ns1:space-before="5.715cm"/>
      </ns1:list-level-style-number>
      <ns1:list-level-style-number ns2:num-format="I" ns2:num-suffix="." ns1:level="10">
        <ns2:list-level-properties ns1:min-label-width="0.635cm" ns1:space-before="6.35cm"/>
      </ns1:list-level-style-number>
    </ns1:list-style>
    <ns1:notes-configuration xmlns:ns1="urn:oasis:names:tc:opendocument:xmlns:text:1.0" xmlns:ns2="urn:oasis:names:tc:opendocument:xmlns:style:1.0" ns2:num-format="1" ns1:footnotes-position="page" ns1:note-class="footnote" ns1:start-numbering-at="document" ns1:start-value="0"/>
    <ns1:notes-configuration xmlns:ns1="urn:oasis:names:tc:opendocument:xmlns:text:1.0" xmlns:ns2="urn:oasis:names:tc:opendocument:xmlns:style:1.0" ns2:num-format="i" ns1:note-class="endnote" ns1:start-value="0"/>
    <ns1:linenumbering-configuration xmlns:ns1="urn:oasis:names:tc:opendocument:xmlns:text:1.0" xmlns:ns2="urn:oasis:names:tc:opendocument:xmlns:style:1.0" ns2:num-format="1" ns1:increment="5" ns1:number-lines="false" ns1:number-position="left" ns1:offset="0.499cm"/>
  </ns0:styles>
  <ns0:automatic-styles>
    <ns1:page-layout xmlns:ns1="urn:oasis:names:tc:opendocument:xmlns:style:1.0" ns1:name="Mpm1">
      <ns1:page-layout-properties xmlns:ns2="urn:oasis:names:tc:opendocument:xmlns:xsl-fo-compatible:1.0" ns1:footnote-max-height="0cm" ns1:num-format="1" ns1:print-orientation="portrait" ns1:writing-mode="lr-tb" ns2:background-color="transparent" ns2:margin="1cm" ns2:margin-bottom="1cm" ns2:margin-left="1cm" ns2:margin-right="1cm" ns2:margin-top="1cm" ns2:page-height="29.7cm" ns2:page-width="21.001cm">
        <ns1:background-image/>
        <ns1:footnote-sep ns1:adjustment="left" ns1:color="#000000" ns1:distance-after-sep="0.101cm" ns1:distance-before-sep="0.101cm" ns1:line-style="none" ns1:rel-width="25%" ns1:width="0.018cm"/>
      </ns1:page-layout-properties>
      <ns1:header-style/>
      <ns1:footer-style/>
    </ns1:page-layout>
  </ns0:automatic-styles>
  <ns0:master-styles>
    <ns1:master-page xmlns:ns1="urn:oasis:names:tc:opendocument:xmlns:style:1.0" ns1:name="Standard" ns1: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chris</meta:initial-creator>
    <meta:creation-date>2012-09-12T17:48:30</meta:creation-date>
    <dc:creator>chris</dc:creator>
    <dc:date>2012-09-12T17:48:30</dc:date>
    <dc:language>en-US</dc:language>
    <meta:editing-cycles>1</meta:editing-cycles>
    <meta:editing-duration>PT00M01S</meta:editing-duration>
    <dc:title>TITRE DE LA PAGE</dc:title>
  </office:meta>
</office:document-meta>
</file>